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6b4da7" officeooo:paragraph-rsid="016dd22e"/>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1b06b39" officeooo:paragraph-rsid="0227634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1948d3e" officeooo:paragraph-rsid="02d26998"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198c0bc" officeooo:paragraph-rsid="02d26998"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198c0bc" officeooo:paragraph-rsid="03102cd1" style:font-weight-asian="normal" style:font-weight-complex="normal"/>
    </style:style>
    <style:style style:name="P12" style:family="paragraph" style:parent-style-name="Text_20_body">
      <style:text-properties fo:font-weight="normal" officeooo:rsid="0198c0bc" officeooo:paragraph-rsid="03a5f13c" style:font-weight-asian="normal" style:font-weight-complex="normal"/>
    </style:style>
    <style:style style:name="P13" style:family="paragraph" style:parent-style-name="Text_20_body">
      <style:text-properties fo:font-weight="normal" officeooo:rsid="02d55e34" officeooo:paragraph-rsid="02d55e34" style:font-weight-asian="normal" style:font-weight-complex="normal"/>
    </style:style>
    <style:style style:name="P14" style:family="paragraph" style:parent-style-name="Text_20_body">
      <style:text-properties fo:font-weight="normal" officeooo:rsid="02f17c4f" officeooo:paragraph-rsid="023abb38" style:font-weight-asian="normal" style:font-weight-complex="normal"/>
    </style:style>
    <style:style style:name="P15" style:family="paragraph" style:parent-style-name="Text_20_body">
      <style:text-properties fo:font-weight="normal" officeooo:rsid="02de9937" officeooo:paragraph-rsid="02de9937" style:font-weight-asian="normal" style:font-weight-complex="normal"/>
    </style:style>
    <style:style style:name="P16" style:family="paragraph" style:parent-style-name="Text_20_body">
      <style:text-properties fo:font-weight="normal" officeooo:rsid="02f7fee3" officeooo:paragraph-rsid="02f7fee3" style:font-weight-asian="normal" style:font-weight-complex="normal"/>
    </style:style>
    <style:style style:name="P17" style:family="paragraph" style:parent-style-name="Text_20_body">
      <style:text-properties fo:font-weight="normal" officeooo:rsid="01921e12" officeooo:paragraph-rsid="02d26998" style:font-weight-asian="normal" style:font-weight-complex="normal"/>
    </style:style>
    <style:style style:name="P18" style:family="paragraph" style:parent-style-name="Text_20_body">
      <style:text-properties fo:font-weight="normal" officeooo:rsid="02f469c2" style:font-weight-asian="normal" style:font-weight-complex="normal"/>
    </style:style>
    <style:style style:name="P19" style:family="paragraph" style:parent-style-name="Text_20_body">
      <style:text-properties fo:font-weight="normal" officeooo:rsid="0377d235" officeooo:paragraph-rsid="0377d235" style:font-weight-asian="normal" style:font-weight-complex="normal"/>
    </style:style>
    <style:style style:name="P20" style:family="paragraph" style:parent-style-name="Text_20_body">
      <style:text-properties fo:font-weight="normal" officeooo:rsid="0381773f" officeooo:paragraph-rsid="0381773f" style:font-weight-asian="normal" style:font-weight-complex="normal"/>
    </style:style>
    <style:style style:name="P21" style:family="paragraph" style:parent-style-name="Text_20_body">
      <style:text-properties fo:font-weight="normal" officeooo:rsid="0383a780" officeooo:paragraph-rsid="0388f880" style:font-weight-asian="normal" style:font-weight-complex="normal"/>
    </style:style>
    <style:style style:name="P22" style:family="paragraph" style:parent-style-name="Text_20_body">
      <style:text-properties fo:font-weight="normal" officeooo:rsid="038bacf2" officeooo:paragraph-rsid="0390fb49" style:font-weight-asian="normal" style:font-weight-complex="normal"/>
    </style:style>
    <style:style style:name="P23" style:family="paragraph" style:parent-style-name="Text_20_body">
      <style:text-properties fo:font-weight="normal" officeooo:rsid="0395c383" officeooo:paragraph-rsid="0395c383" style:font-weight-asian="normal" style:font-weight-complex="normal"/>
    </style:style>
    <style:style style:name="P24" style:family="paragraph" style:parent-style-name="Text_20_body">
      <style:text-properties fo:font-weight="normal" officeooo:rsid="03a5f13c" officeooo:paragraph-rsid="03a5f13c" style:font-weight-asian="normal" style:font-weight-complex="normal"/>
    </style:style>
    <style:style style:name="P25" style:family="paragraph" style:parent-style-name="Text_20_body">
      <style:text-properties fo:font-weight="normal" officeooo:rsid="03b3ba17" officeooo:paragraph-rsid="03b3ba17" style:font-weight-asian="normal" style:font-weight-complex="normal"/>
    </style:style>
    <style:style style:name="P26" style:family="paragraph" style:parent-style-name="Text_20_body">
      <style:text-properties fo:font-weight="normal" officeooo:rsid="03b61e89" officeooo:paragraph-rsid="03ba5e1a" style:font-weight-asian="normal" style:font-weight-complex="normal"/>
    </style:style>
    <style:style style:name="P27" style:family="paragraph" style:parent-style-name="Text_20_body">
      <style:text-properties fo:font-weight="normal" officeooo:rsid="03bdc8e3" officeooo:paragraph-rsid="03c6a36b" style:font-weight-asian="normal" style:font-weight-complex="normal"/>
    </style:style>
    <style:style style:name="P28" style:family="paragraph" style:parent-style-name="Text_20_body">
      <style:text-properties fo:font-weight="normal" officeooo:rsid="03c9fbed" officeooo:paragraph-rsid="03c9fbed" style:font-weight-asian="normal" style:font-weight-complex="normal"/>
    </style:style>
    <style:style style:name="P29" style:family="paragraph" style:parent-style-name="Text_20_body">
      <style:text-properties fo:font-weight="bold" officeooo:rsid="019bc3d3" officeooo:paragraph-rsid="02276347" style:font-weight-asian="bold" style:font-weight-complex="bold"/>
    </style:style>
    <style:style style:name="P30" style:family="paragraph" style:parent-style-name="Text_20_body">
      <style:text-properties fo:font-weight="bold" officeooo:rsid="019bc3d3" officeooo:paragraph-rsid="023e56c5" style:font-weight-asian="bold" style:font-weight-complex="bold"/>
    </style:style>
    <style:style style:name="P31" style:family="paragraph" style:parent-style-name="Text_20_body">
      <style:text-properties fo:font-weight="bold" officeooo:rsid="019bc3d3" officeooo:paragraph-rsid="02efea6f" style:font-weight-asian="bold" style:font-weight-complex="bold"/>
    </style:style>
    <style:style style:name="P32" style:family="paragraph" style:parent-style-name="Text_20_body">
      <style:text-properties fo:font-weight="bold" officeooo:rsid="019bc3d3" officeooo:paragraph-rsid="023abb38" style:font-weight-asian="bold" style:font-weight-complex="bold"/>
    </style:style>
    <style:style style:name="P33" style:family="paragraph" style:parent-style-name="Text_20_body">
      <style:text-properties fo:font-weight="bold" officeooo:rsid="019bc3d3" officeooo:paragraph-rsid="034daf28" style:font-weight-asian="bold" style:font-weight-complex="bold"/>
    </style:style>
    <style:style style:name="P34" style:family="paragraph" style:parent-style-name="Text_20_body">
      <style:text-properties fo:font-weight="bold" officeooo:rsid="01906aa2" officeooo:paragraph-rsid="02d26998" style:font-weight-asian="bold" style:font-weight-complex="bold"/>
    </style:style>
    <style:style style:name="P35" style:family="paragraph" style:parent-style-name="Text_20_body">
      <style:text-properties fo:font-weight="bold" officeooo:rsid="01906aa2" officeooo:paragraph-rsid="0363bc79" style:font-weight-asian="bold" style:font-weight-complex="bold"/>
    </style:style>
    <style:style style:name="P36" style:family="paragraph" style:parent-style-name="Text_20_body">
      <style:text-properties fo:font-weight="bold" officeooo:rsid="01906aa2" officeooo:paragraph-rsid="03e0c4ab" style:font-weight-asian="bold" style:font-weight-complex="bold"/>
    </style:style>
    <style:style style:name="P37" style:family="paragraph" style:parent-style-name="Text_20_body">
      <style:text-properties fo:font-weight="bold" officeooo:rsid="020f1760" officeooo:paragraph-rsid="02d26998" style:font-weight-asian="bold" style:font-weight-complex="bold"/>
    </style:style>
    <style:style style:name="P38" style:family="paragraph" style:parent-style-name="Text_20_body">
      <style:text-properties fo:font-weight="bold" officeooo:rsid="024c667e" officeooo:paragraph-rsid="02f394bb" style:font-weight-asian="bold" style:font-weight-complex="bold"/>
    </style:style>
    <style:style style:name="P39" style:family="paragraph" style:parent-style-name="Text_20_body">
      <style:text-properties fo:font-weight="bold" officeooo:rsid="025ccdd7" officeooo:paragraph-rsid="03525f4b" style:font-weight-asian="bold" style:font-weight-complex="bold"/>
    </style:style>
    <style:style style:name="P40" style:family="paragraph" style:parent-style-name="Text_20_body">
      <style:text-properties fo:font-weight="bold" officeooo:rsid="036193af" officeooo:paragraph-rsid="036193af" style:font-weight-asian="bold" style:font-weight-complex="bold"/>
    </style:style>
    <style:style style:name="P41" style:family="paragraph" style:parent-style-name="Text_20_body">
      <style:text-properties fo:font-weight="bold" officeooo:rsid="03ab55a6" officeooo:paragraph-rsid="03ba5e1a" style:font-weight-asian="bold" style:font-weight-complex="bold"/>
    </style:style>
    <style:style style:name="P42" style:family="paragraph" style:parent-style-name="Text_20_body">
      <style:text-properties fo:font-weight="bold" officeooo:rsid="03ab55a6" officeooo:paragraph-rsid="03e0c4ab" style:font-weight-asian="bold" style:font-weight-complex="bold"/>
    </style:style>
    <style:style style:name="P43" style:family="paragraph" style:parent-style-name="Text_20_body">
      <style:text-properties fo:font-weight="bold" officeooo:rsid="03ba8106" officeooo:paragraph-rsid="03bc1362" style:font-weight-asian="bold" style:font-weight-complex="bold"/>
    </style:style>
    <style:style style:name="P44" style:family="paragraph" style:parent-style-name="Text_20_body">
      <style:text-properties fo:font-weight="bold" officeooo:rsid="03102cd1" officeooo:paragraph-rsid="03e0c4ab" style:font-weight-asian="bold" style:font-weight-complex="bold"/>
    </style:style>
    <style:style style:name="P45" style:family="paragraph" style:parent-style-name="Text_20_body">
      <style:paragraph-properties fo:text-align="center" style:justify-single-word="false"/>
      <style:text-properties officeooo:rsid="02624ea8" officeooo:paragraph-rsid="02624ea8"/>
    </style:style>
    <style:style style:name="P46" style:family="paragraph" style:parent-style-name="Text_20_body">
      <style:text-properties officeooo:rsid="02624ea8" officeooo:paragraph-rsid="02ab06dc"/>
    </style:style>
    <style:style style:name="P47" style:family="paragraph" style:parent-style-name="Text_20_body">
      <style:text-properties officeooo:rsid="0275acba" officeooo:paragraph-rsid="0275acba"/>
    </style:style>
    <style:style style:name="P48" style:family="paragraph" style:parent-style-name="Text_20_body">
      <style:text-properties officeooo:rsid="0275acba" officeooo:paragraph-rsid="02f7fee3"/>
    </style:style>
    <style:style style:name="P49" style:family="paragraph" style:parent-style-name="Text_20_body">
      <style:text-properties officeooo:rsid="02b5b150" officeooo:paragraph-rsid="02b5b150"/>
    </style:style>
    <style:style style:name="P50" style:family="paragraph" style:parent-style-name="Text_20_body">
      <style:paragraph-properties fo:text-align="center" style:justify-single-word="false"/>
      <style:text-properties officeooo:rsid="02b5b150" officeooo:paragraph-rsid="02b5b150"/>
    </style:style>
    <style:style style:name="P51" style:family="paragraph" style:parent-style-name="Text_20_body">
      <style:text-properties officeooo:rsid="027b1618" officeooo:paragraph-rsid="02c44219"/>
    </style:style>
    <style:style style:name="P52" style:family="paragraph" style:parent-style-name="Text_20_body">
      <style:text-properties officeooo:rsid="02ca3366" officeooo:paragraph-rsid="02ca3366"/>
    </style:style>
    <style:style style:name="P53" style:family="paragraph" style:parent-style-name="Text_20_body">
      <style:text-properties officeooo:rsid="02c0425e" officeooo:paragraph-rsid="02f7fee3"/>
    </style:style>
    <style:style style:name="P54" style:family="paragraph" style:parent-style-name="Text_20_body">
      <style:text-properties officeooo:rsid="031a426a" officeooo:paragraph-rsid="031a426a"/>
    </style:style>
    <style:style style:name="P55" style:family="paragraph" style:parent-style-name="Text_20_body">
      <style:text-properties officeooo:rsid="031a426a" officeooo:paragraph-rsid="0340dd4e"/>
    </style:style>
    <style:style style:name="P56" style:family="paragraph" style:parent-style-name="Text_20_body">
      <style:text-properties officeooo:rsid="03172b5c"/>
    </style:style>
    <style:style style:name="P57" style:family="paragraph" style:parent-style-name="Text_20_body">
      <style:text-properties officeooo:rsid="03172b5c" officeooo:paragraph-rsid="03172b5c"/>
    </style:style>
    <style:style style:name="P58" style:family="paragraph" style:parent-style-name="Text_20_body">
      <style:text-properties officeooo:rsid="0322a0ad" officeooo:paragraph-rsid="0322a0ad"/>
    </style:style>
    <style:style style:name="P59" style:family="paragraph" style:parent-style-name="Text_20_body">
      <style:text-properties officeooo:rsid="03239107" officeooo:paragraph-rsid="0327cc61"/>
    </style:style>
    <style:style style:name="P60" style:family="paragraph" style:parent-style-name="Text_20_body">
      <style:text-properties officeooo:rsid="032dcedd" officeooo:paragraph-rsid="032dcedd"/>
    </style:style>
    <style:style style:name="P61" style:family="paragraph" style:parent-style-name="Text_20_body">
      <style:text-properties officeooo:rsid="032e0234" officeooo:paragraph-rsid="032e0234"/>
    </style:style>
    <style:style style:name="P62" style:family="paragraph" style:parent-style-name="Text_20_body">
      <style:text-properties officeooo:rsid="03356d71" officeooo:paragraph-rsid="03356d71"/>
    </style:style>
    <style:style style:name="P63" style:family="paragraph" style:parent-style-name="Text_20_body">
      <style:text-properties fo:font-style="normal" officeooo:rsid="033ccd16" officeooo:paragraph-rsid="033ccd16" style:font-style-asian="normal" style:font-style-complex="normal"/>
    </style:style>
    <style:style style:name="P64" style:family="paragraph" style:parent-style-name="Text_20_body">
      <style:text-properties fo:font-style="normal" officeooo:rsid="034969da" officeooo:paragraph-rsid="034969da" style:font-style-asian="normal" style:font-style-complex="normal"/>
    </style:style>
    <style:style style:name="P65" style:family="paragraph" style:parent-style-name="Text_20_body">
      <style:text-properties fo:font-style="normal" officeooo:rsid="03a33f41" officeooo:paragraph-rsid="03a33f41" style:font-style-asian="normal" style:font-style-complex="normal"/>
    </style:style>
    <style:style style:name="P66"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67"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68"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69"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70" style:family="paragraph" style:parent-style-name="Text_20_body">
      <style:text-properties officeooo:paragraph-rsid="03e0c4ab"/>
    </style:style>
    <style:style style:name="P71" style:family="paragraph" style:parent-style-name="Text_20_body">
      <style:text-properties officeooo:rsid="036e3003" officeooo:paragraph-rsid="03e0c4ab"/>
    </style:style>
    <style:style style:name="P72" style:family="paragraph" style:parent-style-name="Title">
      <style:text-properties officeooo:rsid="016da5a1" officeooo:paragraph-rsid="016da5a1"/>
    </style:style>
    <style:style style:name="P73" style:family="paragraph" style:parent-style-name="Author">
      <style:text-properties officeooo:rsid="00bb700a" officeooo:paragraph-rsid="016da5a1"/>
    </style:style>
    <style:style style:name="P74" style:family="paragraph" style:parent-style-name="Bibliography_20_1">
      <style:paragraph-properties>
        <style:tab-stops/>
      </style:paragraph-properties>
    </style:style>
    <style:style style:name="P75" style:family="paragraph" style:parent-style-name="Code_20_Source">
      <style:text-properties officeooo:paragraph-rsid="03a33f41"/>
    </style:style>
    <style:style style:name="P76" style:family="paragraph" style:parent-style-name="Code_20_Source">
      <style:text-properties fo:font-style="normal" officeooo:rsid="034969da" officeooo:paragraph-rsid="03a33f41" style:font-style-asian="normal" style:font-style-complex="normal"/>
    </style:style>
    <style:style style:name="P77" style:family="paragraph" style:parent-style-name="Text_20_body">
      <style:paragraph-properties fo:break-before="page"/>
      <style:text-properties fo:font-weight="normal" officeooo:rsid="0198c0bc" officeooo:paragraph-rsid="03a5f13c" style:font-weight-asian="normal" style:font-weight-complex="normal"/>
    </style:style>
    <style:style style:name="P78" style:family="paragraph" style:parent-style-name="Text_20_body">
      <style:text-properties officeooo:rsid="033ccd16" officeooo:paragraph-rsid="03478680"/>
    </style:style>
    <style:style style:name="P79" style:family="paragraph" style:parent-style-name="Heading_20_1">
      <style:text-properties officeooo:paragraph-rsid="016da5a1"/>
    </style:style>
    <style:style style:name="P80" style:family="paragraph" style:parent-style-name="Heading_20_1">
      <style:text-properties officeooo:rsid="016b4da7" officeooo:paragraph-rsid="016f2abf"/>
    </style:style>
    <style:style style:name="P81" style:family="paragraph" style:parent-style-name="Heading_20_1">
      <style:text-properties officeooo:rsid="018e8b86" officeooo:paragraph-rsid="018e8b86"/>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ec433f" style:font-weight-asian="normal" style:font-weight-complex="normal"/>
    </style:style>
    <style:style style:name="T42" style:family="text">
      <style:text-properties fo:font-weight="normal" officeooo:rsid="01f1255d" style:font-weight-asian="normal" style:font-weight-complex="normal"/>
    </style:style>
    <style:style style:name="T43" style:family="text">
      <style:text-properties fo:font-weight="normal" officeooo:rsid="01f44f5a" style:font-weight-asian="normal" style:font-weight-complex="normal"/>
    </style:style>
    <style:style style:name="T44" style:family="text">
      <style:text-properties fo:font-weight="normal" officeooo:rsid="01f9fe26" style:font-weight-asian="normal" style:font-weight-complex="normal"/>
    </style:style>
    <style:style style:name="T45" style:family="text">
      <style:text-properties fo:font-weight="normal" officeooo:rsid="01fda6ff" style:font-weight-asian="normal" style:font-weight-complex="normal"/>
    </style:style>
    <style:style style:name="T46" style:family="text">
      <style:text-properties fo:font-weight="normal" officeooo:rsid="02005760" style:font-weight-asian="normal" style:font-weight-complex="normal"/>
    </style:style>
    <style:style style:name="T47" style:family="text">
      <style:text-properties fo:font-weight="normal" officeooo:rsid="02058b5d" style:font-weight-asian="normal" style:font-weight-complex="normal"/>
    </style:style>
    <style:style style:name="T48" style:family="text">
      <style:text-properties fo:font-weight="normal" officeooo:rsid="02073e21" style:font-weight-asian="normal" style:font-weight-complex="normal"/>
    </style:style>
    <style:style style:name="T49" style:family="text">
      <style:text-properties fo:font-weight="normal" officeooo:rsid="0208fd8c" style:font-weight-asian="normal" style:font-weight-complex="normal"/>
    </style:style>
    <style:style style:name="T50" style:family="text">
      <style:text-properties fo:font-weight="normal" officeooo:rsid="020a92b3" style:font-weight-asian="normal" style:font-weight-complex="normal"/>
    </style:style>
    <style:style style:name="T51" style:family="text">
      <style:text-properties fo:font-weight="normal" officeooo:rsid="020e170e" style:font-weight-asian="normal" style:font-weight-complex="normal"/>
    </style:style>
    <style:style style:name="T52" style:family="text">
      <style:text-properties fo:font-weight="normal" officeooo:rsid="020f1760" style:font-weight-asian="normal" style:font-weight-complex="normal"/>
    </style:style>
    <style:style style:name="T53" style:family="text">
      <style:text-properties fo:font-weight="normal" officeooo:rsid="0210a873" style:font-weight-asian="normal" style:font-weight-complex="normal"/>
    </style:style>
    <style:style style:name="T54" style:family="text">
      <style:text-properties fo:font-weight="normal" officeooo:rsid="02122004" style:font-weight-asian="normal" style:font-weight-complex="normal"/>
    </style:style>
    <style:style style:name="T55" style:family="text">
      <style:text-properties fo:font-weight="normal" officeooo:rsid="0214d3aa" style:font-weight-asian="normal" style:font-weight-complex="normal"/>
    </style:style>
    <style:style style:name="T56" style:family="text">
      <style:text-properties fo:font-weight="normal" officeooo:rsid="0224e68a" style:font-weight-asian="normal" style:font-weight-complex="normal"/>
    </style:style>
    <style:style style:name="T57" style:family="text">
      <style:text-properties fo:font-weight="normal" officeooo:rsid="02276347" style:font-weight-asian="normal" style:font-weight-complex="normal"/>
    </style:style>
    <style:style style:name="T58" style:family="text">
      <style:text-properties fo:font-weight="normal" officeooo:rsid="022e1b52" style:font-weight-asian="normal" style:font-weight-complex="normal"/>
    </style:style>
    <style:style style:name="T59" style:family="text">
      <style:text-properties fo:font-weight="normal" officeooo:rsid="022fa778" style:font-weight-asian="normal" style:font-weight-complex="normal"/>
    </style:style>
    <style:style style:name="T60" style:family="text">
      <style:text-properties fo:font-weight="normal" officeooo:rsid="0232ea4c" style:font-weight-asian="normal" style:font-weight-complex="normal"/>
    </style:style>
    <style:style style:name="T61" style:family="text">
      <style:text-properties fo:font-weight="normal" officeooo:rsid="023389f0" style:font-weight-asian="normal" style:font-weight-complex="normal"/>
    </style:style>
    <style:style style:name="T62" style:family="text">
      <style:text-properties fo:font-weight="normal" officeooo:rsid="02351bcc" style:font-weight-asian="normal" style:font-weight-complex="normal"/>
    </style:style>
    <style:style style:name="T63" style:family="text">
      <style:text-properties fo:font-weight="normal" officeooo:rsid="0235ccdc" style:font-weight-asian="normal" style:font-weight-complex="normal"/>
    </style:style>
    <style:style style:name="T64" style:family="text">
      <style:text-properties fo:font-weight="normal" officeooo:rsid="0238fc90" style:font-weight-asian="normal" style:font-weight-complex="normal"/>
    </style:style>
    <style:style style:name="T65" style:family="text">
      <style:text-properties fo:font-weight="normal" officeooo:rsid="023abb38" style:font-weight-asian="normal" style:font-weight-complex="normal"/>
    </style:style>
    <style:style style:name="T66" style:family="text">
      <style:text-properties fo:font-weight="normal" officeooo:rsid="023b3750" style:font-weight-asian="normal" style:font-weight-complex="normal"/>
    </style:style>
    <style:style style:name="T67" style:family="text">
      <style:text-properties fo:font-weight="normal" officeooo:rsid="023e56c5" style:font-weight-asian="normal" style:font-weight-complex="normal"/>
    </style:style>
    <style:style style:name="T68" style:family="text">
      <style:text-properties fo:font-weight="normal" officeooo:rsid="023f4cba" style:font-weight-asian="normal" style:font-weight-complex="normal"/>
    </style:style>
    <style:style style:name="T69" style:family="text">
      <style:text-properties fo:font-weight="normal" officeooo:rsid="0241330b" style:font-weight-asian="normal" style:font-weight-complex="normal"/>
    </style:style>
    <style:style style:name="T70" style:family="text">
      <style:text-properties fo:font-weight="normal" officeooo:rsid="0244c5d2" style:font-weight-asian="normal" style:font-weight-complex="normal"/>
    </style:style>
    <style:style style:name="T71" style:family="text">
      <style:text-properties fo:font-weight="normal" officeooo:rsid="02460792" style:font-weight-asian="normal" style:font-weight-complex="normal"/>
    </style:style>
    <style:style style:name="T72" style:family="text">
      <style:text-properties fo:font-weight="normal" officeooo:rsid="024629a4" style:font-weight-asian="normal" style:font-weight-complex="normal"/>
    </style:style>
    <style:style style:name="T73" style:family="text">
      <style:text-properties fo:font-weight="normal" officeooo:rsid="0248045e" style:font-weight-asian="normal" style:font-weight-complex="normal"/>
    </style:style>
    <style:style style:name="T74" style:family="text">
      <style:text-properties fo:font-weight="normal" officeooo:rsid="0248f9b5" style:font-weight-asian="normal" style:font-weight-complex="normal"/>
    </style:style>
    <style:style style:name="T75" style:family="text">
      <style:text-properties fo:font-weight="normal" officeooo:rsid="024a98ff" style:font-weight-asian="normal" style:font-weight-complex="normal"/>
    </style:style>
    <style:style style:name="T76" style:family="text">
      <style:text-properties fo:font-weight="normal" officeooo:rsid="024e3717" style:font-weight-asian="normal" style:font-weight-complex="normal"/>
    </style:style>
    <style:style style:name="T77" style:family="text">
      <style:text-properties fo:font-weight="normal" officeooo:rsid="024fbca8" style:font-weight-asian="normal" style:font-weight-complex="normal"/>
    </style:style>
    <style:style style:name="T78" style:family="text">
      <style:text-properties fo:font-weight="normal" officeooo:rsid="0250824f" style:font-weight-asian="normal" style:font-weight-complex="normal"/>
    </style:style>
    <style:style style:name="T79" style:family="text">
      <style:text-properties fo:font-weight="normal" officeooo:rsid="025409f8" style:font-weight-asian="normal" style:font-weight-complex="normal"/>
    </style:style>
    <style:style style:name="T80" style:family="text">
      <style:text-properties fo:font-weight="normal" officeooo:rsid="02549c6b" style:font-weight-asian="normal" style:font-weight-complex="normal"/>
    </style:style>
    <style:style style:name="T81" style:family="text">
      <style:text-properties fo:font-weight="normal" officeooo:rsid="0255e727" style:font-weight-asian="normal" style:font-weight-complex="normal"/>
    </style:style>
    <style:style style:name="T82" style:family="text">
      <style:text-properties fo:font-weight="normal" officeooo:rsid="0257cc59" style:font-weight-asian="normal" style:font-weight-complex="normal"/>
    </style:style>
    <style:style style:name="T83" style:family="text">
      <style:text-properties fo:font-weight="normal" officeooo:rsid="025be88b" style:font-weight-asian="normal" style:font-weight-complex="normal"/>
    </style:style>
    <style:style style:name="T84" style:family="text">
      <style:text-properties fo:font-weight="normal" officeooo:rsid="025d7f83" style:font-weight-asian="normal" style:font-weight-complex="normal"/>
    </style:style>
    <style:style style:name="T85" style:family="text">
      <style:text-properties fo:font-weight="normal" officeooo:rsid="025f62ff" style:font-weight-asian="normal" style:font-weight-complex="normal"/>
    </style:style>
    <style:style style:name="T86" style:family="text">
      <style:text-properties fo:font-weight="normal" officeooo:rsid="025fcbe4" style:font-weight-asian="normal" style:font-weight-complex="normal"/>
    </style:style>
    <style:style style:name="T87" style:family="text">
      <style:text-properties fo:font-weight="normal" officeooo:rsid="026bf8d4" style:font-weight-asian="normal" style:font-weight-complex="normal"/>
    </style:style>
    <style:style style:name="T88" style:family="text">
      <style:text-properties fo:font-weight="normal" officeooo:rsid="028a690d" style:font-weight-asian="normal" style:font-weight-complex="normal"/>
    </style:style>
    <style:style style:name="T89" style:family="text">
      <style:text-properties fo:font-weight="normal" officeooo:rsid="028a7e62" style:font-weight-asian="normal" style:font-weight-complex="normal"/>
    </style:style>
    <style:style style:name="T90" style:family="text">
      <style:text-properties fo:font-weight="normal" officeooo:rsid="028d8891" style:font-weight-asian="normal" style:font-weight-complex="normal"/>
    </style:style>
    <style:style style:name="T91" style:family="text">
      <style:text-properties fo:font-weight="normal" officeooo:rsid="028e4bf8" style:font-weight-asian="normal" style:font-weight-complex="normal"/>
    </style:style>
    <style:style style:name="T92" style:family="text">
      <style:text-properties fo:font-weight="normal" officeooo:rsid="028ea828" style:font-weight-asian="normal" style:font-weight-complex="normal"/>
    </style:style>
    <style:style style:name="T93" style:family="text">
      <style:text-properties fo:font-weight="normal" officeooo:rsid="028eec45" style:font-weight-asian="normal" style:font-weight-complex="normal"/>
    </style:style>
    <style:style style:name="T94" style:family="text">
      <style:text-properties fo:font-weight="normal" officeooo:rsid="02905568" style:font-weight-asian="normal" style:font-weight-complex="normal"/>
    </style:style>
    <style:style style:name="T95" style:family="text">
      <style:text-properties fo:font-weight="normal" officeooo:rsid="02914595" style:font-weight-asian="normal" style:font-weight-complex="normal"/>
    </style:style>
    <style:style style:name="T96" style:family="text">
      <style:text-properties fo:font-weight="normal" officeooo:rsid="029d9a88" style:font-weight-asian="normal" style:font-weight-complex="normal"/>
    </style:style>
    <style:style style:name="T97" style:family="text">
      <style:text-properties fo:font-weight="normal" officeooo:rsid="029ecadb" style:font-weight-asian="normal" style:font-weight-complex="normal"/>
    </style:style>
    <style:style style:name="T98" style:family="text">
      <style:text-properties fo:font-weight="normal" officeooo:rsid="02a3a506" style:font-weight-asian="normal" style:font-weight-complex="normal"/>
    </style:style>
    <style:style style:name="T99" style:family="text">
      <style:text-properties fo:font-weight="normal" officeooo:rsid="025ccdd7" style:font-weight-asian="normal" style:font-weight-complex="normal"/>
    </style:style>
    <style:style style:name="T100" style:family="text">
      <style:text-properties fo:font-weight="normal" officeooo:rsid="02ac5d59" style:font-weight-asian="normal" style:font-weight-complex="normal"/>
    </style:style>
    <style:style style:name="T101" style:family="text">
      <style:text-properties fo:font-weight="normal" officeooo:rsid="02c7a60e" style:font-weight-asian="normal" style:font-weight-complex="normal"/>
    </style:style>
    <style:style style:name="T102" style:family="text">
      <style:text-properties fo:font-weight="normal" officeooo:rsid="02cfee09" style:font-weight-asian="normal" style:font-weight-complex="normal"/>
    </style:style>
    <style:style style:name="T103" style:family="text">
      <style:text-properties fo:font-weight="normal" officeooo:rsid="02dd2478" style:font-weight-asian="normal" style:font-weight-complex="normal"/>
    </style:style>
    <style:style style:name="T104" style:family="text">
      <style:text-properties fo:font-weight="normal" officeooo:rsid="02e58368" style:font-weight-asian="normal" style:font-weight-complex="normal"/>
    </style:style>
    <style:style style:name="T105" style:family="text">
      <style:text-properties fo:font-weight="normal" officeooo:rsid="02e9c719" style:font-weight-asian="normal" style:font-weight-complex="normal"/>
    </style:style>
    <style:style style:name="T106" style:family="text">
      <style:text-properties fo:font-weight="normal" officeooo:rsid="02eaec16" style:font-weight-asian="normal" style:font-weight-complex="normal"/>
    </style:style>
    <style:style style:name="T107" style:family="text">
      <style:text-properties fo:font-weight="normal" officeooo:rsid="02ef7117" style:font-weight-asian="normal" style:font-weight-complex="normal"/>
    </style:style>
    <style:style style:name="T108" style:family="text">
      <style:text-properties fo:font-weight="normal" officeooo:rsid="02efea6f" style:font-weight-asian="normal" style:font-weight-complex="normal"/>
    </style:style>
    <style:style style:name="T109" style:family="text">
      <style:text-properties fo:font-weight="normal" officeooo:rsid="02f05022" style:font-weight-asian="normal" style:font-weight-complex="normal"/>
    </style:style>
    <style:style style:name="T110" style:family="text">
      <style:text-properties fo:font-weight="normal" officeooo:rsid="02f17c4f" style:font-weight-asian="normal" style:font-weight-complex="normal"/>
    </style:style>
    <style:style style:name="T111" style:family="text">
      <style:text-properties fo:font-weight="normal" officeooo:rsid="02f2cf11" style:font-weight-asian="normal" style:font-weight-complex="normal"/>
    </style:style>
    <style:style style:name="T112" style:family="text">
      <style:text-properties fo:font-weight="normal" officeooo:rsid="02f394bb" style:font-weight-asian="normal" style:font-weight-complex="normal"/>
    </style:style>
    <style:style style:name="T113" style:family="text">
      <style:text-properties fo:font-weight="normal" officeooo:rsid="02f469c2" style:font-weight-asian="normal" style:font-weight-complex="normal"/>
    </style:style>
    <style:style style:name="T114" style:family="text">
      <style:text-properties fo:font-weight="normal" officeooo:rsid="02f6c541" style:font-weight-asian="normal" style:font-weight-complex="normal"/>
    </style:style>
    <style:style style:name="T115" style:family="text">
      <style:text-properties fo:font-weight="normal" officeooo:rsid="02f9cca4" style:font-weight-asian="normal" style:font-weight-complex="normal"/>
    </style:style>
    <style:style style:name="T116" style:family="text">
      <style:text-properties fo:font-weight="normal" officeooo:rsid="02ff3ef2" style:font-weight-asian="normal" style:font-weight-complex="normal"/>
    </style:style>
    <style:style style:name="T117" style:family="text">
      <style:text-properties fo:font-weight="normal" officeooo:rsid="02ff7083" style:font-weight-asian="normal" style:font-weight-complex="normal"/>
    </style:style>
    <style:style style:name="T118" style:family="text">
      <style:text-properties fo:font-weight="normal" officeooo:rsid="030031f2" style:font-weight-asian="normal" style:font-weight-complex="normal"/>
    </style:style>
    <style:style style:name="T119" style:family="text">
      <style:text-properties fo:font-weight="normal" officeooo:rsid="0303bf19" style:font-weight-asian="normal" style:font-weight-complex="normal"/>
    </style:style>
    <style:style style:name="T120" style:family="text">
      <style:text-properties fo:font-weight="normal" officeooo:rsid="03075bd0" style:font-weight-asian="normal" style:font-weight-complex="normal"/>
    </style:style>
    <style:style style:name="T121" style:family="text">
      <style:text-properties fo:font-weight="normal" officeooo:rsid="0308dfa4" style:font-weight-asian="normal" style:font-weight-complex="normal"/>
    </style:style>
    <style:style style:name="T122" style:family="text">
      <style:text-properties fo:font-weight="normal" officeooo:rsid="030905ed" style:font-weight-asian="normal" style:font-weight-complex="normal"/>
    </style:style>
    <style:style style:name="T123" style:family="text">
      <style:text-properties fo:font-weight="normal" officeooo:rsid="0310878e" style:font-weight-asian="normal" style:font-weight-complex="normal"/>
    </style:style>
    <style:style style:name="T124" style:family="text">
      <style:text-properties fo:font-weight="normal" officeooo:rsid="0311a4af" style:font-weight-asian="normal" style:font-weight-complex="normal"/>
    </style:style>
    <style:style style:name="T125" style:family="text">
      <style:text-properties fo:font-weight="normal" officeooo:rsid="03136f73" style:font-weight-asian="normal" style:font-weight-complex="normal"/>
    </style:style>
    <style:style style:name="T126" style:family="text">
      <style:text-properties fo:font-weight="normal" officeooo:rsid="0315352a" style:font-weight-asian="normal" style:font-weight-complex="normal"/>
    </style:style>
    <style:style style:name="T127" style:family="text">
      <style:text-properties fo:font-weight="normal" officeooo:rsid="031c402c" style:font-weight-asian="normal" style:font-weight-complex="normal"/>
    </style:style>
    <style:style style:name="T128" style:family="text">
      <style:text-properties fo:font-weight="normal" officeooo:rsid="032167eb" style:font-weight-asian="normal" style:font-weight-complex="normal"/>
    </style:style>
    <style:style style:name="T129" style:family="text">
      <style:text-properties fo:font-weight="normal" officeooo:rsid="034daf28" style:font-weight-asian="normal" style:font-weight-complex="normal"/>
    </style:style>
    <style:style style:name="T130" style:family="text">
      <style:text-properties fo:font-weight="normal" officeooo:rsid="034f5006" style:font-weight-asian="normal" style:font-weight-complex="normal"/>
    </style:style>
    <style:style style:name="T131" style:family="text">
      <style:text-properties fo:font-weight="normal" officeooo:rsid="0361569b" style:font-weight-asian="normal" style:font-weight-complex="normal"/>
    </style:style>
    <style:style style:name="T132" style:family="text">
      <style:text-properties fo:font-weight="normal" officeooo:rsid="03628f35" style:font-weight-asian="normal" style:font-weight-complex="normal"/>
    </style:style>
    <style:style style:name="T133" style:family="text">
      <style:text-properties fo:font-weight="normal" officeooo:rsid="0362ea7f" style:font-weight-asian="normal" style:font-weight-complex="normal"/>
    </style:style>
    <style:style style:name="T134" style:family="text">
      <style:text-properties fo:font-weight="normal" officeooo:rsid="03630143" style:font-weight-asian="normal" style:font-weight-complex="normal"/>
    </style:style>
    <style:style style:name="T135" style:family="text">
      <style:text-properties fo:font-weight="normal" officeooo:rsid="0363bc79" style:font-weight-asian="normal" style:font-weight-complex="normal"/>
    </style:style>
    <style:style style:name="T136" style:family="text">
      <style:text-properties fo:font-weight="normal" officeooo:rsid="0363f439" style:font-weight-asian="normal" style:font-weight-complex="normal"/>
    </style:style>
    <style:style style:name="T137" style:family="text">
      <style:text-properties fo:font-weight="normal" officeooo:rsid="0364cf96" style:font-weight-asian="normal" style:font-weight-complex="normal"/>
    </style:style>
    <style:style style:name="T138" style:family="text">
      <style:text-properties fo:font-weight="normal" officeooo:rsid="03701351" style:font-weight-asian="normal" style:font-weight-complex="normal"/>
    </style:style>
    <style:style style:name="T139" style:family="text">
      <style:text-properties fo:font-weight="normal" officeooo:rsid="03715737" style:font-weight-asian="normal" style:font-weight-complex="normal"/>
    </style:style>
    <style:style style:name="T140" style:family="text">
      <style:text-properties fo:font-weight="normal" officeooo:rsid="03733b9f" style:font-weight-asian="normal" style:font-weight-complex="normal"/>
    </style:style>
    <style:style style:name="T141" style:family="text">
      <style:text-properties fo:font-weight="normal" officeooo:rsid="0373cfaa" style:font-weight-asian="normal" style:font-weight-complex="normal"/>
    </style:style>
    <style:style style:name="T142" style:family="text">
      <style:text-properties fo:font-weight="normal" officeooo:rsid="03756019" style:font-weight-asian="normal" style:font-weight-complex="normal"/>
    </style:style>
    <style:style style:name="T143" style:family="text">
      <style:text-properties fo:font-weight="normal" officeooo:rsid="0376d6fe" style:font-weight-asian="normal" style:font-weight-complex="normal"/>
    </style:style>
    <style:style style:name="T144" style:family="text">
      <style:text-properties fo:font-weight="normal" officeooo:rsid="03b03617" style:font-weight-asian="normal" style:font-weight-complex="normal"/>
    </style:style>
    <style:style style:name="T145" style:family="text">
      <style:text-properties fo:font-weight="normal" officeooo:rsid="03b1edcb" style:font-weight-asian="normal" style:font-weight-complex="normal"/>
    </style:style>
    <style:style style:name="T146" style:family="text">
      <style:text-properties fo:font-weight="normal" officeooo:rsid="03b304e4" style:font-weight-asian="normal" style:font-weight-complex="normal"/>
    </style:style>
    <style:style style:name="T147" style:family="text">
      <style:text-properties fo:font-weight="normal" officeooo:rsid="03b3ba17" style:font-weight-asian="normal" style:font-weight-complex="normal"/>
    </style:style>
    <style:style style:name="T148" style:family="text">
      <style:text-properties fo:font-weight="normal" officeooo:rsid="03b61e89" style:font-weight-asian="normal" style:font-weight-complex="normal"/>
    </style:style>
    <style:style style:name="T149" style:family="text">
      <style:text-properties fo:font-weight="normal" officeooo:rsid="03b8426e" style:font-weight-asian="normal" style:font-weight-complex="normal"/>
    </style:style>
    <style:style style:name="T150" style:family="text">
      <style:text-properties fo:font-weight="normal" officeooo:rsid="03ba5e1a" style:font-weight-asian="normal" style:font-weight-complex="normal"/>
    </style:style>
    <style:style style:name="T151" style:family="text">
      <style:text-properties fo:font-weight="normal" officeooo:rsid="03bc1362" style:font-weight-asian="normal" style:font-weight-complex="normal"/>
    </style:style>
    <style:style style:name="T152" style:family="text">
      <style:text-properties fo:font-weight="normal" officeooo:rsid="03c35565" style:font-weight-asian="normal" style:font-weight-complex="normal"/>
    </style:style>
    <style:style style:name="T153" style:family="text">
      <style:text-properties fo:font-weight="normal" officeooo:rsid="03c3715c" style:font-weight-asian="normal" style:font-weight-complex="normal"/>
    </style:style>
    <style:style style:name="T154" style:family="text">
      <style:text-properties fo:font-weight="normal" officeooo:rsid="03c4d73d" style:font-weight-asian="normal" style:font-weight-complex="normal"/>
    </style:style>
    <style:style style:name="T155" style:family="text">
      <style:text-properties fo:font-weight="normal" officeooo:rsid="03c5dac3" style:font-weight-asian="normal" style:font-weight-complex="normal"/>
    </style:style>
    <style:style style:name="T156" style:family="text">
      <style:text-properties fo:font-weight="normal" officeooo:rsid="03c69477" style:font-weight-asian="normal" style:font-weight-complex="normal"/>
    </style:style>
    <style:style style:name="T157" style:family="text">
      <style:text-properties fo:font-weight="normal" officeooo:rsid="03e10999" style:font-weight-asian="normal" style:font-weight-complex="normal"/>
    </style:style>
    <style:style style:name="T158" style:family="text">
      <style:text-properties fo:font-weight="normal" officeooo:rsid="03e258ad" style:font-weight-asian="normal" style:font-weight-complex="normal"/>
    </style:style>
    <style:style style:name="T159" style:family="text">
      <style:text-properties officeooo:rsid="027bc3cc"/>
    </style:style>
    <style:style style:name="T160" style:family="text">
      <style:text-properties officeooo:rsid="0296d09d"/>
    </style:style>
    <style:style style:name="T161" style:family="text">
      <style:text-properties officeooo:rsid="02ae5bbf"/>
    </style:style>
    <style:style style:name="T162" style:family="text">
      <style:text-properties officeooo:rsid="02c3276b"/>
    </style:style>
    <style:style style:name="T163" style:family="text">
      <style:text-properties officeooo:rsid="02cb2a91"/>
    </style:style>
    <style:style style:name="T164" style:family="text">
      <style:text-properties officeooo:rsid="02e8779e"/>
    </style:style>
    <style:style style:name="T165" style:family="text">
      <style:text-properties fo:font-style="italic" fo:font-weight="normal" officeooo:rsid="02efea6f" style:font-style-asian="italic" style:font-weight-asian="normal" style:font-style-complex="italic" style:font-weight-complex="normal"/>
    </style:style>
    <style:style style:name="T166" style:family="text">
      <style:text-properties fo:font-style="italic" style:font-style-asian="italic" style:font-style-complex="italic"/>
    </style:style>
    <style:style style:name="T167" style:family="text">
      <style:text-properties fo:font-style="italic" officeooo:rsid="03362f63" style:font-style-asian="italic" style:font-style-complex="italic"/>
    </style:style>
    <style:style style:name="T168" style:family="text">
      <style:text-properties fo:font-style="italic" officeooo:rsid="035e9b04" style:font-style-asian="italic" style:font-style-complex="italic"/>
    </style:style>
    <style:style style:name="T169" style:family="text">
      <style:text-properties fo:font-style="italic" officeooo:rsid="03cbdc2e" style:font-style-asian="italic" style:font-style-complex="italic"/>
    </style:style>
    <style:style style:name="T170" style:family="text">
      <style:text-properties fo:font-style="normal" fo:font-weight="normal" officeooo:rsid="02efea6f" style:font-style-asian="normal" style:font-weight-asian="normal" style:font-style-complex="normal" style:font-weight-complex="normal"/>
    </style:style>
    <style:style style:name="T171" style:family="text">
      <style:text-properties fo:font-style="normal" style:font-style-asian="normal" style:font-style-complex="normal"/>
    </style:style>
    <style:style style:name="T172" style:family="text">
      <style:text-properties fo:font-style="normal" officeooo:rsid="0328802c" style:font-style-asian="normal" style:font-style-complex="normal"/>
    </style:style>
    <style:style style:name="T173" style:family="text">
      <style:text-properties fo:font-style="normal" officeooo:rsid="03362f63" style:font-style-asian="normal" style:font-style-complex="normal"/>
    </style:style>
    <style:style style:name="T174" style:family="text">
      <style:text-properties fo:font-style="normal" officeooo:rsid="03363e18" style:font-style-asian="normal" style:font-style-complex="normal"/>
    </style:style>
    <style:style style:name="T175" style:family="text">
      <style:text-properties fo:font-style="normal" officeooo:rsid="03397fe5" style:font-style-asian="normal" style:font-style-complex="normal"/>
    </style:style>
    <style:style style:name="T176" style:family="text">
      <style:text-properties fo:font-style="normal" officeooo:rsid="033b0e0f" style:font-style-asian="normal" style:font-style-complex="normal"/>
    </style:style>
    <style:style style:name="T177" style:family="text">
      <style:text-properties fo:font-style="normal" officeooo:rsid="033f8c6e" style:font-style-asian="normal" style:font-style-complex="normal"/>
    </style:style>
    <style:style style:name="T178" style:family="text">
      <style:text-properties fo:font-style="normal" officeooo:rsid="0342e833" style:font-style-asian="normal" style:font-style-complex="normal"/>
    </style:style>
    <style:style style:name="T179" style:family="text">
      <style:text-properties fo:font-style="normal" officeooo:rsid="03440906" style:font-style-asian="normal" style:font-style-complex="normal"/>
    </style:style>
    <style:style style:name="T180" style:family="text">
      <style:text-properties fo:font-style="normal" officeooo:rsid="0344100a" style:font-style-asian="normal" style:font-style-complex="normal"/>
    </style:style>
    <style:style style:name="T181" style:family="text">
      <style:text-properties fo:font-style="normal" officeooo:rsid="0345d06c" style:font-style-asian="normal" style:font-style-complex="normal"/>
    </style:style>
    <style:style style:name="T182" style:family="text">
      <style:text-properties fo:font-style="normal" officeooo:rsid="03478680" style:font-style-asian="normal" style:font-style-complex="normal"/>
    </style:style>
    <style:style style:name="T183" style:family="text">
      <style:text-properties fo:font-style="normal" officeooo:rsid="034b95e0" style:font-style-asian="normal" style:font-style-complex="normal"/>
    </style:style>
    <style:style style:name="T184" style:family="text">
      <style:text-properties fo:font-style="normal" officeooo:rsid="03651e24" style:font-style-asian="normal" style:font-style-complex="normal"/>
    </style:style>
    <style:style style:name="T185" style:family="text">
      <style:text-properties fo:font-style="normal" officeooo:rsid="03cbdc2e" style:font-style-asian="normal" style:font-style-complex="normal"/>
    </style:style>
    <style:style style:name="T186" style:family="text">
      <style:text-properties fo:font-style="normal" officeooo:rsid="03cdc14e" style:font-style-asian="normal" style:font-style-complex="normal"/>
    </style:style>
    <style:style style:name="T187" style:family="text">
      <style:text-properties fo:font-style="normal" officeooo:rsid="03e60a0b" style:font-style-asian="normal" style:font-style-complex="normal"/>
    </style:style>
    <style:style style:name="T188" style:family="text">
      <style:text-properties fo:font-style="normal" officeooo:rsid="03e67196" style:font-style-asian="normal" style:font-style-complex="normal"/>
    </style:style>
    <style:style style:name="T189" style:family="text">
      <style:text-properties fo:font-style="normal" officeooo:rsid="03ed23e0" style:font-style-asian="normal" style:font-style-complex="normal"/>
    </style:style>
    <style:style style:name="T190" style:family="text">
      <style:text-properties officeooo:rsid="02f7fee3"/>
    </style:style>
    <style:style style:name="T191" style:family="text">
      <style:text-properties officeooo:rsid="02f8e5d3"/>
    </style:style>
    <style:style style:name="T192" style:family="text">
      <style:text-properties officeooo:rsid="03020f40"/>
    </style:style>
    <style:style style:name="T193" style:family="text">
      <style:text-properties officeooo:rsid="0304e693"/>
    </style:style>
    <style:style style:name="T194" style:family="text">
      <style:text-properties officeooo:rsid="03189c51"/>
    </style:style>
    <style:style style:name="T195" style:family="text">
      <style:text-properties officeooo:rsid="031f7a34"/>
    </style:style>
    <style:style style:name="T196" style:family="text">
      <style:text-properties officeooo:rsid="0324b645"/>
    </style:style>
    <style:style style:name="T197" style:family="text">
      <style:text-properties officeooo:rsid="03305a4b"/>
    </style:style>
    <style:style style:name="T198" style:family="text">
      <style:text-properties officeooo:rsid="03321348"/>
    </style:style>
    <style:style style:name="T199" style:family="text">
      <style:text-properties officeooo:rsid="03362f63"/>
    </style:style>
    <style:style style:name="T200" style:family="text">
      <style:text-properties officeooo:rsid="033f8c6e"/>
    </style:style>
    <style:style style:name="T201" style:family="text">
      <style:text-properties officeooo:rsid="0340dd4e"/>
    </style:style>
    <style:style style:name="T202" style:family="text">
      <style:text-properties officeooo:rsid="03425a92"/>
    </style:style>
    <style:style style:name="T203" style:family="text">
      <style:text-properties officeooo:rsid="034fadef"/>
    </style:style>
    <style:style style:name="T204" style:family="text">
      <style:text-properties officeooo:rsid="0353f10e"/>
    </style:style>
    <style:style style:name="T205" style:family="text">
      <style:text-properties officeooo:rsid="0357973c"/>
    </style:style>
    <style:style style:name="T206" style:family="text">
      <style:text-properties officeooo:rsid="035e9b04"/>
    </style:style>
    <style:style style:name="T207" style:family="text">
      <style:text-properties officeooo:rsid="035efedf"/>
    </style:style>
    <style:style style:name="T208" style:family="text">
      <style:text-properties officeooo:rsid="0360d6bf"/>
    </style:style>
    <style:style style:name="T209" style:family="text">
      <style:text-properties officeooo:rsid="0369705c"/>
    </style:style>
    <style:style style:name="T210" style:family="text">
      <style:text-properties officeooo:rsid="036b2b1b"/>
    </style:style>
    <style:style style:name="T211" style:family="text">
      <style:text-properties officeooo:rsid="036bbfdd"/>
    </style:style>
    <style:style style:name="T212" style:family="text">
      <style:text-properties officeooo:rsid="036db5d5"/>
    </style:style>
    <style:style style:name="T213" style:family="text">
      <style:text-properties officeooo:rsid="03799604"/>
    </style:style>
    <style:style style:name="T214" style:family="text">
      <style:text-properties officeooo:rsid="0381eda7"/>
    </style:style>
    <style:style style:name="T215" style:family="text">
      <style:text-properties officeooo:rsid="0383bb54"/>
    </style:style>
    <style:style style:name="T216" style:family="text">
      <style:text-properties officeooo:rsid="038d6e8d"/>
    </style:style>
    <style:style style:name="T217" style:family="text">
      <style:text-properties officeooo:rsid="038f0514"/>
    </style:style>
    <style:style style:name="T218" style:family="text">
      <style:text-properties officeooo:rsid="0397622a"/>
    </style:style>
    <style:style style:name="T219" style:family="text">
      <style:text-properties officeooo:rsid="039c7236"/>
    </style:style>
    <style:style style:name="T220" style:family="text">
      <style:text-properties officeooo:rsid="039dc707"/>
    </style:style>
    <style:style style:name="T221" style:family="text">
      <style:text-properties officeooo:rsid="03a27414"/>
    </style:style>
    <style:style style:name="T222" style:family="text">
      <style:text-properties officeooo:rsid="03a445f5"/>
    </style:style>
    <style:style style:name="T223" style:family="text">
      <style:text-properties officeooo:rsid="03a8f402"/>
    </style:style>
    <style:style style:name="T224" style:family="text">
      <style:text-properties officeooo:rsid="03c6a36b"/>
    </style:style>
    <style:style style:name="T225" style:family="text">
      <style:text-properties officeooo:rsid="03c82e41"/>
    </style:style>
    <style:style style:name="T226" style:family="text">
      <style:text-properties officeooo:rsid="03cbdc2e"/>
    </style:style>
    <style:style style:name="T227" style:family="text">
      <style:text-properties officeooo:rsid="03d298ae"/>
    </style:style>
    <style:style style:name="T228" style:family="text">
      <style:text-properties officeooo:rsid="03d58049"/>
    </style:style>
    <style:style style:name="T229" style:family="text">
      <style:text-properties officeooo:rsid="03d82333"/>
    </style:style>
    <style:style style:name="T230" style:family="text">
      <style:text-properties officeooo:rsid="03e3f99c"/>
    </style:style>
    <style:style style:name="T231" style:family="text">
      <style:text-properties officeooo:rsid="03e7d157"/>
    </style:style>
    <style:style style:name="T232" style:family="text">
      <style:text-properties officeooo:rsid="03e8496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draw:frame draw:style-name="fr1" draw:name="Obraz4" text:anchor-type="paragraph" svg:x="14.944cm" svg:y="-0.289cm" svg:width="2cm" svg:height="1.55cm" draw:z-index="0"><draw:image xlink:href="../../logotypes/1.svg" xlink:type="simple" xlink:show="embed" xlink:actuate="onLoad"/></draw:frame>Ideas and Observations<text:line-break/><text:span text:style-name="T2">Foundations for a versatile filesystem</text:span></text:p>
      <text:p text:style-name="P73">Arkadiusz Bulski</text:p>
      <text:h text:style-name="P79" text:outline-level="1">Abstract</text:h>
      <text:p text:style-name="P2">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are then justified. </text:span></text:p>
      <text:h text:style-name="P80" text:outline-level="1">Introduction</text:h>
      <text:p text:style-name="Text_20_body">When reading papers that describe historical filesystem designs from the golden times of Unix development, one might come to a conclusion that evolution of filesystem designs was very incremental in nature and much effort was put into not making too many dramatical changes at any one time. </text:p>
      <text:p text:style-name="Text_20_body">[work in progress]</text:p>
      <text:h text:style-name="P81" text:outline-level="1">New ideas</text:h>
      <text:p text:style-name="Text_20_body"/>
      <text:h text:style-name="Heading_20_3" text:outline-level="3">Inodes are not efficient. </text:h>
      <text:p text:style-name="P70"><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8">In traditional designs </text:span><text:span text:style-name="T59">most</text:span><text:span text:style-name="T58"> operation</text:span><text:span text:style-name="T59">s</text:span><text:span text:style-name="T58"> can be </text:span><text:span text:style-name="T73">done by </text:span><text:span text:style-name="T58">processing one block at a time. </text:span><text:span text:style-name="T59">Computers of the past often had little memory </text:span><text:span text:style-name="T59"><text:bibliography-mark text:identifier="McKusi84" text:bibliography-type="article" text:author="Marshall Kirk Mckusick, William N. Joy, Samuel J. Leffler, Robert S. Fabry" text:title="A Fast File System for UNIX" text:year="1984">[McKusi84]</text:bibliography-mark></text:span><text:span text:style-name="T59"> and caching complete sets of metadata was not feasible. Also changing metadata often ended up in writing just one block, which </text:span><text:span text:style-name="T74">might have been seen as a </text:span><text:span text:style-name="T59">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4">. </text:span><text:span text:style-name="T75">All these reasons contributed to a decision that data structures </text:span><text:span text:style-name="T101">had to</text:span><text:span text:style-name="T75"> be broken down into blocks. </text:span></text:p>
      <text:p text:style-name="P29"><text:span text:style-name="T16">To fully describe a single file, we need </text:span><text:span text:style-name="T34">an amount of </text:span><text:span text:style-name="T105">meta</text:span><text:span text:style-name="T34">data that </text:span><text:span text:style-name="T60">almost always </text:span><text:span text:style-name="T34">takes space of </text:span><text:span text:style-name="T60">more than one block</text:span><text:span text:style-name="T17">. </text:span><text:span text:style-name="T57">Traditionally </text:span><text:span text:style-name="T18">one main block </text:span><text:span text:style-name="T35">(</text:span><text:span text:style-name="T18">called inode</text:span><text:span text:style-name="T35">)</text:span><text:span text:style-name="T18"> would hold most important data, several blocks would point to where actual content is </text:span><text:span text:style-name="T60">located</text:span><text:span text:style-name="T18">, some blocks would keep directory entries in </text:span><text:span text:style-name="T60">case of a directory</text:span><text:span text:style-name="T18">, and so on. For a large 1 GB file for example, </text:span><text:span text:style-name="T60">assuming </text:span><text:span text:style-name="T100">4 </text:span><text:span text:style-name="T60">KB blocks and 64 bit pointers</text:span><text:span text:style-name="T18">, at least </text:span><text:span text:style-name="T100">512</text:span><text:span text:style-name="T18"> blocks would be needed. </text:span><text:span text:style-name="T19">Certain operations </text:span><text:span text:style-name="T21">such as copying </text:span><text:span text:style-name="T61">or deleting </text:span><text:span text:style-name="T21">file, </text:span><text:span text:style-name="T61">or </text:span><text:span text:style-name="T21">browsing directory </text:span><text:span text:style-name="T19">would necessarily </text:span><text:span text:style-name="T20">require all metadata blocks to be read. </text:span></text:p>
      <text:p text:style-name="P4"><text:soft-page-break/></text:p>
      <text:p text:style-name="P31"><text:span text:style-name="T22">Consider now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7">divided</text:span><text:span text:style-name="T23"> into </text:span><text:span text:style-name="T39">individual </text:span><text:span text:style-name="T23">blocks. </text:span><text:span text:style-name="T108">First approach we shall call </text:span><text:span text:style-name="T170">the </text:span><text:span text:style-name="T165">extent approach</text:span><text:span text:style-name="T170"> and it requires that all blocks are read from an extent at once and after changes are made all blocks are stored to an extent at once. </text:span><text:span text:style-name="T39">Last</text:span><text:span text:style-name="T24"> </text:span><text:span text:style-name="T108">approach we shall call </text:span><text:span text:style-name="T165">block approach. </text:span><text:span text:style-name="T170">It </text:span><text:span text:style-name="T24">is </text:span><text:span text:style-name="T39">prevalent in </text:span><text:span text:style-name="T24">modern </text:span><text:span text:style-name="T62">filesystems</text:span><text:span text:style-name="T24">. </text:span><text:span text:style-name="T62">Space is </text:span><text:span text:style-name="T63">allocated conservatively, one block at a time </text:span><text:span text:style-name="T105">eventually </text:span><text:span text:style-name="T63">leading to fragmentation of metadata. </text:span></text:p>
      <text:p text:style-name="P32"><text:span text:style-name="T109">Block</text:span><text:span text:style-name="T24"> approach </text:span><text:span text:style-name="T64">seems efficient at first glance because</text:span><text:span text:style-name="T24"> changing one detail </text:span><text:span text:style-name="T25">should require </text:span><text:span text:style-name="T24">only one block to be </text:span><text:span text:style-name="T64">written </text:span><text:span text:style-name="T111">to disk</text:span><text:span text:style-name="T64">. </text:span><text:span text:style-name="T65">This kind of reasoning is flawed because we do not </text:span><text:span text:style-name="T109">account for future operations</text:span><text:span text:style-name="T65">. </text:span><text:span text:style-name="T66">We should consider </text:span><text:span text:style-name="T72">amortizing</text:span><text:span text:style-name="T66"> performance over entire lifespan of a file, </text:span><text:span text:style-name="T110">not assume that any one operation must be carried out as fast as possible independently of other further operations. </text:span></text:p>
      <text:p text:style-name="P14"/>
      <text:p text:style-name="P30"><text:span text:style-name="T26">It could be argued that first approach, where all metadata is always loaded and stored in one </text:span><text:span text:style-name="T67">sweep</text:span><text:span text:style-name="T26"> is better in every usage scenario. </text:span><text:span text:style-name="T27">To show that, we need to recognize that magnetic hard disks have quite </text:span><text:span text:style-name="T106">skewed</text:span><text:span text:style-name="T27">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19">on average</text:span><text:span text:style-name="T27">. </text:span><text:span text:style-name="T28">Quick calculation shows that reading or writing an extent smaller than 1.2 MB is faster than literally one seek, on average. </text:span></text:p>
      <text:p text:style-name="P33"><text:span text:style-name="T31">This observation </text:span><text:span text:style-name="T37">may </text:span><text:span text:style-name="T31">seem counter intuitive. Filesystem design</text:span><text:span text:style-name="T40">s</text:span><text:span text:style-name="T31"> </text:span><text:span text:style-name="T106">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7">to </text:span><text:span text:style-name="T31">process as small amount of them. </text:span><text:span text:style-name="T67">It seems </text:span><text:span text:style-name="T70">that </text:span><text:span text:style-name="T67">the opposite approach of </text:span><text:span text:style-name="T31">processing bigger chunks </text:span><text:span text:style-name="T40">never gained traction</text:span><text:span text:style-name="T31">. </text:span><text:span text:style-name="T68">In traditional designs </text:span><text:span text:style-name="T120"><text:bibliography-mark text:identifier="OSTEP" text:bibliography-type="book" text:author="Remzi H. Arpaci-Dusseau, Andrea C. Arpaci-Dusseau" text:title="Operating Systems: Three Easy Pieces">[OSTEP]</text:bibliography-mark></text:span><text:span text:style-name="T120"> </text:span><text:span text:style-name="T68">directories </text:span><text:span text:style-name="T121">put </text:span><text:span text:style-name="T68">entries </text:span><text:span text:style-name="T121">into </text:span><text:span text:style-name="T129">individual </text:span><text:span text:style-name="T121">data </text:span><text:span text:style-name="T68">blocks, files put data locations into </text:span><text:span text:style-name="T129">individual </text:span><text:span text:style-name="T71">indirect blocks</text:span><text:span text:style-name="T68">, and so on. In modern designs </text:span><text:span text:style-name="T68"><text:bibliography-mark text:identifier="Rodeh12" text:bibliography-type="article" text:author="Ohad Rodeh" text:title="BTRFS: The Linux B-tree Filesystem" text:year="2012">[Rodeh12]</text:bibliography-mark></text:span><text:span text:style-name="T68"> </text:span><text:span text:style-name="T68"><text:bibliography-mark text:identifier="ZFS" text:bibliography-type="www" text:author="Jeff Bonwick, Bill Moore" text:title="ZFS: The Last Word in File Systems">[ZFS]</text:bibliography-mark></text:span><text:span text:style-name="T68"> </text:span><text:span text:style-name="T115">copy on write B-</text:span><text:span text:style-name="T68">trees are replacing </text:span><text:span text:style-name="T121">indirect blocks </text:span><text:span text:style-name="T68">but data is still being </text:span><text:span text:style-name="T69">divided</text:span><text:span text:style-name="T68"> into small chunks. </text:span><text:span text:style-name="T122">The issue being described here has not gone away. </text:span></text:p>
      <text:p text:style-name="P5"/>
      <text:p text:style-name="P38"><text:span text:style-name="T68">T</text:span><text:span text:style-name="T4">o show </text:span><text:span text:style-name="T103">that extent</text:span><text:span text:style-name="T4"> approach is better we will consider total time spent on all operations throughout </text:span><text:span text:style-name="T96">most of the</text:span><text:span text:style-name="T4"> lifetime of a file. Only metadata </text:span><text:span text:style-name="T76">is counted towards the time spent </text:span><text:span text:style-name="T96">on read and write operations</text:span><text:span text:style-name="T76">. </text:span><text:span text:style-name="T77">Parent directory metadata is also excluded. At time zero </text:span><text:span text:style-name="T98">we assume that all </text:span><text:span text:style-name="T77">file </text:span><text:span text:style-name="T98">content and </text:span><text:span text:style-name="T78">metadata </text:span><text:span text:style-name="T96">is already stored on disk</text:span><text:span text:style-name="T78">. </text:span><text:span text:style-name="T79">We let a certain number of cycles of the file being opened, </text:span><text:span text:style-name="T98">accessed </text:span><text:span text:style-name="T79">several times and then closed. </text:span><text:span text:style-name="T81">After each open</text:span><text:span text:style-name="T96">ing</text:span><text:span text:style-name="T81"> </text:span><text:span text:style-name="T87">some</text:span><text:span text:style-name="T82"> </text:span><text:span text:style-name="T81">metadata blocks are </text:span><text:span text:style-name="T98">accessed, either read or written.</text:span><text:span text:style-name="T113"> </text:span><text:span text:style-name="T104">We also assume that </text:span><text:span text:style-name="T87">c</text:span><text:span text:style-name="T79">ached blocks are forgotten between cycles due to </text:span><text:span text:style-name="T80">assumed </text:span><text:span text:style-name="T79">long time intervals </text:span><text:span text:style-name="T112">between cycles</text:span><text:span text:style-name="T79">. </text:span><text:span text:style-name="T107">Blocks are assumed to be 4 K</text:span><text:span text:style-name="T130">B</text:span><text:span text:style-name="T107"> size. </text:span><text:span text:style-name="T114">Suffixes like </text:span><text:span text:style-name="T107">K M refer to thousands and millions of bytes. </text:span></text:p>
      <text:p text:style-name="P7"/>
      <text:p text:style-name="P39"><text:span text:style-name="T83">R</text:span><text:span text:style-name="T4">eading </text:span><text:span text:style-name="T85">or writing </text:span><text:span text:style-name="T4">N blocks would take (</text:span><text:span text:style-name="T113">assuming sequential and random pattern, referring to </text:span><text:span text:style-name="T97">extent</text:span><text:span text:style-name="T4"> </text:span><text:span text:style-name="T84">and </text:span><text:span text:style-name="T97">block </text:span><text:span text:style-name="T4">approach </text:span><text:span text:style-name="T84">respect</text:span><text:span text:style-name="T85">iv</text:span><text:span text:style-name="T86">ely</text:span><text:span text:style-name="T4">): </text:span></text:p>
      <text:p text:style-name="P3"><draw:frame draw:style-name="fr4" draw:name="Obiekt1" text:anchor-type="as-char" svg:y="-0.594cm" svg:width="9.126cm" svg:height="1.104cm" draw:z-index="1"><draw:object xlink:href="./Object 1" xlink:type="simple" xlink:show="embed" xlink:actuate="onLoad"/><draw:image xlink:href="./ObjectReplacements/Object 1" xlink:type="simple" xlink:show="embed" xlink:actuate="onLoad"/></draw:frame></text:p>
      <text:p text:style-name="P46">We <text:span text:style-name="T164">conceive</text:span> <text:span text:style-name="T161">a </text:span>simulation with <text:span text:style-name="T160">three</text:span> independent variables, N is number of <text:span text:style-name="T160">blocks accessed </text:span>in each cycle, <text:span text:style-name="T160">M is number</text:span> <text:span text:style-name="T160">of blocks total, </text:span>and <text:span text:style-name="T160">B</text:span> is number of cycles. <text:span text:style-name="T204">Only a subset of blocks is accessed during a cycle so N&lt;M. Therefore total time would be </text:span><text:span text:style-name="T99">(</text:span><text:span text:style-name="T97">extent</text:span><text:span text:style-name="T99"> </text:span><text:span text:style-name="T84">and </text:span><text:span text:style-name="T97">block </text:span><text:span text:style-name="T99">approach </text:span><text:span text:style-name="T84">respect</text:span><text:span text:style-name="T85">iv</text:span><text:span text:style-name="T86">ely</text:span><text:span text:style-name="T99">): </text:span></text:p>
      <text:p text:style-name="P45"><text:soft-page-break/><draw:frame draw:style-name="fr4" draw:name="Obiekt2" text:anchor-type="as-char" svg:y="-1.087cm" svg:width="6.308cm" svg:height="2.304cm" draw:z-index="2"><draw:object xlink:href="./Object 2" xlink:type="simple" xlink:show="embed" xlink:actuate="onLoad"/><draw:image xlink:href="./ObjectReplacements/Object 2" xlink:type="simple" xlink:show="embed" xlink:actuate="onLoad"/></draw:frame></text:p>
      <text:p text:style-name="P18"/>
      <text:p text:style-name="Text_20_body">Plots show total time of extent approach (blue) and block approach (red) for least and most accessed, <text:span text:style-name="T205">and least and most sizable</text:span> files. </text:p>
      <text:p text:style-name="Text_20_body"><draw:frame draw:style-name="fr2" draw:name="Obraz2" text:anchor-type="paragraph" svg:width="12.003cm" svg:height="8.193cm" draw:z-index="3"><draw:image xlink:href="../chartmn.png" xlink:type="simple" xlink:show="embed" xlink:actuate="onLoad"/></draw:frame></text:p>
      <text:p text:style-name="P49">Let us look at the cases where extent approach looses in comparison. Total times can be compared through an inequality. Notice that number of cycles cancels out. </text:p>
      <text:p text:style-name="P50"><draw:frame draw:style-name="fr4" draw:name="Obiekt3" text:anchor-type="as-char" svg:y="-1.623cm" svg:width="6.167cm" svg:height="3.094cm" draw:z-index="4"><draw:object xlink:href="./Object 3" xlink:type="simple" xlink:show="embed" xlink:actuate="onLoad"/><draw:image xlink:href="./ObjectReplacements/Object 3" xlink:type="simple" xlink:show="embed" xlink:actuate="onLoad"/></draw:frame></text:p>
      <text:p text:style-name="P47"/>
      <text:p text:style-name="P52">Last two inequalities show limits on how much metadata could be accessed <text:span text:style-name="T190">during one cycle before block approach starts to loose advantage. Asymptotically, </text:span>less than 1 in 166 metadata blocks <text:span text:style-name="T163">could be accessed. For smallest files the limit is 2 blocks. </text:span></text:p>
      <text:p text:style-name="P53">Remember when earlier <text:span text:style-name="T162">it </text:span>was mentioned that a 1 GB file would require at least 512 metadata blocks? According to the limits above, after opening it we could access at most 5 metadata blocks before block approach would loose advantage, and this includes the inode block. Is this really the kind of workload we are aiming to support? </text:p>
      <text:p text:style-name="P48"/>
      <text:p text:style-name="P51">When we store individual blocks we gain on transfer time related to small block size but we pay for it with seek time the next time we read said blocks. <text:span text:style-name="T159">Disk characteristics make this exchange totally unfair. One seek takes as much time as transferring 1.2 MB which can for all practical purposes fit complete metadata of any imaginable file, ever. </text:span></text:p>
      <text:p text:style-name="P15">Additionally <text:span text:style-name="T203">the </text:span>extent approach has the benefit that one checksum is enough to verify integrity of all metadata while <text:span text:style-name="T203">the </text:span>block approach <text:span text:style-name="T193">would use</text:span> as many checksums as <text:soft-page-break/>there are blocks. </text:p>
      <text:p text:style-name="P15"/>
      <text:p text:style-name="P16">Finally it should be admitted that the theoretical model above assumes most naive implementation of block approach <text:span text:style-name="T206">where blocks are allocated individually from entire disk (independently from uniform distribution)</text:span>. It would be possible to allocate blocks close to each <text:span text:style-name="T207">other whenever possible, increasing so called </text:span><text:span text:style-name="T168">spatial locality</text:span>. Orlov allocator is the mechanism meant to achieve exactly that. However <text:span text:style-name="T208">it </text:span>would <text:span text:style-name="T207">arguably </text:span>make the block approach only so much better in comparison <text:span text:style-name="T191">and it is doubtful that entire argument would get trumped. Constructing a theoretical model that would include dependent allocation is not doable. Distribution parameters are not known. </text:span></text:p>
      <text:p text:style-name="P8"/>
      <text:p text:style-name="P8"/>
      <text:h text:style-name="Heading_20_3" text:outline-level="3">B-trees are not efficient. </text:h>
      <text:p text:style-name="P36"><text:span text:style-name="T4">We can see a </text:span><text:span text:style-name="T42">trend</text:span><text:span text:style-name="T4"> </text:span><text:span text:style-name="T131">among</text:span><text:span text:style-name="T4"> filesystem design</text:span><text:span text:style-name="T131">s</text:span><text:span text:style-name="T4"> towards using both modified in place and copy on 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88">should</text:span><text:span text:style-name="T5"> be able to handle billions of files. Popular filesystems </text:span><text:span text:style-name="T89">even </text:span><text:span text:style-name="T5">explicitly advertise their ability to scale </text:span><text:span text:style-name="T8">among main points why to choose them over the competition</text:span><text:span text:style-name="T5">. </text:span></text:p>
      <text:p text:style-name="P17"/>
      <text:p text:style-name="P34"><text:span text:style-name="T6">B-trees are a good approach if we expect huge amounts of keys to be stored. B-t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34"><text:span text:style-name="T7">This asymptotic behavior seems to have mislead </text:span><text:span text:style-name="T41">everybody</text:span><text:span text:style-name="T7">. It would be justified to use B-trees if we expected billions of files to be stored but that </text:span><text:span text:style-name="T89">is a </text:span><text:span text:style-name="T7">false assumption </text:span><text:span text:style-name="T89">at least in general case</text:span><text:span text:style-name="T7">. </text:span><text:span text:style-name="T10">Most</text:span><text:span text:style-name="T7"> computers hold something on the order of 100'000 files. </text:span><text:span text:style-name="T102">See </text:span><text:span text:style-name="T102"><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2"> for representative statistics. </text:span><text:span text:style-name="T95">That amount of dictionary entries can </text:span><text:span text:style-name="T9">be stored more efficiently by other means. </text:span></text:p>
      <text:p text:style-name="P40"><text:span text:style-name="T9">S</text:span><text:span text:style-name="T4">econd reason to use B-trees is that memory needed to query and update trees is small, </text:span><text:span text:style-name="T132">comparable</text:span><text:span text:style-name="T4"> to number of blocks from root to leaf. Modern desktop computers have several gigabytes of memory </text:span><text:span text:style-name="T132">nowadays </text:span><text:span text:style-name="T4">and servers have even more. </text:span><text:span text:style-name="T132">Conserving memory is not justified. </text:span><text:span text:style-name="T133">Embedded devices like phones and wristwatches are precluded. </text:span></text:p>
      <text:p text:style-name="P6"/>
      <text:p text:style-name="P35"><text:span text:style-name="T43">Consider a hybrid </text:span><text:span text:style-name="T44">or rather </text:span><text:span text:style-name="T46">a </text:span><text:span text:style-name="T44">transitional </text:span><text:span text:style-name="T43">approach. Initially all entries are </text:span><text:span text:style-name="T90">loaded from one extent, kept in memory in entirety and </text:span><text:span text:style-name="T116">the whole </text:span><text:span text:style-name="T90">time, and occasionally stored </text:span><text:span text:style-name="T91">to</text:span><text:span text:style-name="T90"> disk as one extent. </text:span><text:span text:style-name="T91">If at </text:span><text:span text:style-name="T90">some point </text:span><text:span text:style-name="T91">the </text:span><text:span text:style-name="T44">amount of entries grows over a certain threshold, </text:span><text:span text:style-name="T91">we commence </text:span><text:span text:style-name="T44">a transition </text:span><text:span text:style-name="T43">to a B-tree representation, </text:span><text:span text:style-name="T51">we </text:span><text:span text:style-name="T43">relocate all entries </text:span><text:span text:style-name="T51">(already in memory) </text:span><text:span text:style-name="T43">to </text:span><text:span text:style-name="T45">tree </text:span><text:span text:style-name="T43">nodes, and store all </text:span><text:span text:style-name="T93">tree </text:span><text:span text:style-name="T43">nodes </text:span><text:span text:style-name="T92">to disk </text:span><text:span text:style-name="T45">in one </text:span><text:span text:style-name="T47">sweep</text:span><text:span text:style-name="T43">. </text:span><text:span text:style-name="T47">The threshold can be chosen </text:span><text:span text:style-name="T48">low enough </text:span><text:span text:style-name="T47">so </text:span><text:span text:style-name="T48">storing entire </text:span><text:span text:style-name="T93">collection </text:span><text:span text:style-name="T52">in one sweep</text:span><text:span text:style-name="T48"> is faster th</text:span><text:span text:style-name="T52">a</text:span><text:span text:style-name="T48">n analogous B-tree operation </text:span><text:span text:style-name="T50">(few disk seeks). </text:span><text:span text:style-name="T117">After transition </text:span><text:span text:style-name="T47">operations are carried out </text:span><text:span text:style-name="T53">on a </text:span><text:span text:style-name="T47">B-tree representation which is the compared alternative. </text:span><text:span text:style-name="T134">If changes are </text:span><text:span text:style-name="T135">being </text:span><text:span text:style-name="T134">accumulated </text:span><text:span text:style-name="T135">over periods of time then comparison is even more favorable. </text:span><text:span text:style-name="T136">Also intents (patches) can be stored </text:span><text:span text:style-name="T137">to</text:span><text:span text:style-name="T136"> disk </text:span><text:span text:style-name="T137">to persist individual operations </text:span><text:span text:style-name="T136">instead of </text:span><text:span text:style-name="T137">storing </text:span><text:span text:style-name="T136">the entire dictionary </text:span><text:span text:style-name="T137">every time. </text:span></text:p>
      <text:p text:style-name="P37"><text:span text:style-name="T49">T</text:span><text:span text:style-name="T4">he threshold would actually be very high. W</text:span><text:span text:style-name="T27">e need to recognize that magnetic hard disks have quite </text:span><text:span text:style-name="T118">skewed</text:span><text:span text:style-name="T27">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18">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6">2</text:span><text:span text:style-name="T4"> seeks </text:span><text:span text:style-name="T56">or more </text:span><text:soft-page-break/><text:span text:style-name="T4">would be </text:span><text:span text:style-name="T56">slower than </text:span><text:span text:style-name="T4">reading or writing </text:span><text:span text:style-name="T94">an entire </text:span><text:span text:style-name="T56">1.2</text:span><text:span text:style-name="T4"> MB in one sweep. </text:span><text:span text:style-name="T54">A huge amount of entries can be stored in that amount of data. </text:span></text:p>
      <text:p text:style-name="P37"><text:span text:style-name="T55">Actually even more entries can be stored on disk than in memory. If for example </text:span><text:span text:style-name="T94">entry keys </text:span><text:span text:style-name="T55">are sorted then we can store their pairwise differences instead. Smaller numbers can be encoded more compactly using varint encoding. </text:span><text:span text:style-name="T157">This topic </text:span><text:span text:style-name="T158">is </text:span><text:span text:style-name="T157">further explained in a </text:span><text:span text:style-name="T158">later </text:span><text:span text:style-name="T157">chapter. </text:span></text:p>
      <text:p text:style-name="P9"/>
      <text:p text:style-name="P13">This argument is basically the same as for the inode extent. If you consider the mapping entries as metadata of some special file then the same <text:span text:style-name="T192">theoretical model can be applied</text:span>. </text:p>
      <text:p text:style-name="P10"/>
      <text:p text:style-name="P10"/>
      <text:h text:style-name="Heading_20_3" text:outline-level="3">Fsync is not efficient. </text:h>
      <text:p text:style-name="P44"><text:span text:style-name="T4">Files </text:span><text:span text:style-name="T123">stored on computers </text:span><text:span text:style-name="T4">were important </text:span><text:span text:style-name="T123">since about the time when files started being stored on computers. </text:span><text:span text:style-name="T124">Programs started using techniques that would ensure reasonable state after computer was interrupted in it's work </text:span><text:span text:style-name="T125">which did and </text:span><text:span text:style-name="T128">still </text:span><text:span text:style-name="T125">does </text:span><text:span text:style-name="T127">occur</text:span><text:span text:style-name="T125"> quite often</text:span><text:span text:style-name="T124">. POSIX standard implies an approach that is being used to this day. Windows system uses an identical approach despite not </text:span><text:span text:style-name="T125">recognizing POSIX. </text:span><text:span text:style-name="T126">The well established approach replaces a file using following template: </text:span></text:p>
      <text:p text:style-name="P56"/>
      <text:p text:style-name="Code_20_Source">int fd = creat("file.new", S_IRUSR|S_IWUSR); </text:p>
      <text:p text:style-name="Code_20_Source">write(fd, buf, <text:span text:style-name="T221">len</text:span>); </text:p>
      <text:p text:style-name="Code_20_Source">fsync(fd); </text:p>
      <text:p text:style-name="Code_20_Source">close(fd); </text:p>
      <text:p text:style-name="Code_20_Source"/>
      <text:p text:style-name="Code_20_Source">int dirfd = open(".", O_DIRECTORY); </text:p>
      <text:p text:style-name="Code_20_Source">fsync(dirfd); </text:p>
      <text:p text:style-name="Code_20_Source">close(dirfd); </text:p>
      <text:p text:style-name="Code_20_Source"/>
      <text:p text:style-name="Code_20_Source">rename("file.new", "file"); </text:p>
      <text:p text:style-name="P56"/>
      <text:p text:style-name="P57">This approach has been the expected way of achieving atomic changes to files and caused a lot of pain when people were depending on different guarantees than that of fsync. <text:span text:style-name="T194">For example, ext3 implemented fsync in a naive way that flushed all files to disk and not just the file of interest, which caused it to be slower than perhaps it should have been while at same time implemented non-POSIX behavior of ordering data writes before metadata writes which made following rename safe. These two facts made fsync both slow and unnecessary. As result people started skipping on fsync. Later on ordering behavior was disabled to increase performance and non-standard code started corrupting files. This story has been described in LWN post </text:span><text:a xlink:type="simple" xlink:href="https://lwn.net/Articles/351422/"><text:span text:style-name="T194">POSIX vs Reality</text:span></text:a><text:span text:style-name="T194">. </text:span></text:p>
      <text:p text:style-name="P78">Another example is <text:span text:style-name="T200">a property </text:span>called <text:span text:style-name="T166">safe new file</text:span><text:span text:style-name="T171"> that makes fsync on parent directory unnecessary. SQLite in particular allows to take advantage of this </text:span><text:span text:style-name="T183">and few other </text:span><text:span text:style-name="T171">behavior</text:span><text:span text:style-name="T183">s</text:span><text:span text:style-name="T171"> although it is </text:span><text:span text:style-name="T178">enabled </text:span><text:span text:style-name="T184">only </text:span><text:span text:style-name="T178">on user's request</text:span><text:span text:style-name="T171">. This behavior is common in modern filesystem</text:span><text:span text:style-name="T183">s</text:span><text:span text:style-name="T171"> but </text:span><text:span text:style-name="T179">it is</text:span><text:span text:style-name="T171"> not </text:span><text:span text:style-name="T187">mandated </text:span><text:span text:style-name="T171">by POSIX and applications cannot rely on </text:span><text:span text:style-name="T188">t</text:span><text:span text:style-name="T177">his property being </text:span><text:span text:style-name="T179">always </text:span><text:span text:style-name="T177">met</text:span><text:span text:style-name="T171">. Refer to </text:span><text:span text:style-name="T171"><text:bibliography-mark text:identifier="Pillai13" text:bibliography-type="article" text:author="Thanumalayan Sankaranarayana Pillai, et al" text:title="Towards Efficient, Portable Application-Level Consistency" text:year="2013">[Pillai13]</text:bibliography-mark></text:span><text:span text:style-name="T171"> for </text:span><text:span text:style-name="T177">modern filesystem semantics that are common but not standard, same article dissects what SQLite requires and can take advantage of. </text:span><text:span text:style-name="T180">Notice that all of the 6 behaviors they describe are met by a filesystem where all operations are </text:span><text:span text:style-name="T181">both </text:span><text:span text:style-name="T180">atomic and ordered, </text:span><text:span text:style-name="T181">as described below</text:span><text:span text:style-name="T180">. </text:span><text:span text:style-name="T182">Even more amazing is the fact that bugs found in LevelDB described in same article would still produce consistent files under </text:span><text:span text:style-name="T180">a filesystem where all operations are </text:span><text:span text:style-name="T181">both </text:span><text:span text:style-name="T180">atomic and </text:span><text:soft-page-break/><text:span text:style-name="T180">ordered. </text:span></text:p>
      <text:p text:style-name="P63"/>
      <text:p text:style-name="P55">Whatever improvements to filesystems will be made in the future it seems clear that the applications will remain to use the approach established by POSIX and filesystems will have to cooperate. <text:span text:style-name="T201">Inventing new APIs that ensure safety while also break existing code will not gain traction, no matter how fancy they seem. For example, Btrfs invented an interface to clone a file in zero-time that could later replace the original file safely. That would allow to apply sets of changes and also changes to huge files in an atomic manner. Not used anywhere. Another example, Btrfs also provides a way to manage transactions spanning across files, would seem useful if its own documentation have not outright discouraged using it. </text:span></text:p>
      <text:p text:style-name="P55">Below we shall consider a new <text:span text:style-name="T195">solution</text:span> to this problem that will keep files correct <text:span text:style-name="T231">whether</text:span> the POSIX <text:span text:style-name="T231">compliant</text:span> approach <text:span text:style-name="T231">is used or not while performance is approaching no use of fsync at all. </text:span></text:p>
      <text:p text:style-name="P54"/>
      <text:p text:style-name="P59">Consider a filesystem where all operations are both atomic and ordered. <text:span text:style-name="T196">Above that fsync calls are implemented as no-op. </text:span></text:p>
      <text:p text:style-name="P59"><text:span text:style-name="T196">We can see that template code remains to keep files consistent. This is due to the fact that application developers (usually) use fsync not to persist data immediately but to persist data before metadata, which is exactly what </text:span><text:span text:style-name="T172">ordering means</text:span><text:span text:style-name="T196">.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of files in a different way then that also counts as a valid implementation of fsync. Flushing buffers is an obvious way to do it but not the only way. Excerpt from POSIX </text:span><text:a xlink:type="simple" xlink:href="http://pubs.opengroup.org/onlinepubs/9699919799/functions/fsync.html"><text:span text:style-name="T196">documentation</text:span></text:a><text:span text:style-name="T196">: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60">Persisting ordered operations used to be implemented though ordered persistence, that is blocks were written synchronously <text:span text:style-name="T197">effectively putting a write barrier between each write</text:span>. Although this approach guarantees ordering there is another approach. </text:p>
      <text:p text:style-name="P61"/>
      <text:p text:style-name="P61">Consider a copy on write scheme where first sector contains address of last persisted <text:span text:style-name="T198">block</text:span> and address of root inode, further sectors contain a continuous stream of data and metadata similar to what a log-structured filesystem would contain. </text:p>
      <text:p text:style-name="P62">Each operation puts more blocks into the stream in a sequential but asynchronous way. <text:soft-page-break/>Specifically <text:span text:style-name="T209">blocks are ordered according to order of operations</text:span>. When the filesystem is sure that blocks up to a given point were persisted it issues an atomic but also asynchronous write of the first block, moving the address of last used block. Recovery is not strictly necessary <text:span text:style-name="T211">so far </text:span>because first sector <text:span text:style-name="T202">reliably </text:span>tells us how much data was stored <text:span text:style-name="T210">for sure</text:span>. <text:span text:style-name="T232">The window of changes that can get lost is quite significant, depending on how many changes (or for how long) are accumulated before being sent to disk. Modern filesystems however make this sacrifice on regular basis. </text:span></text:p>
      <text:p text:style-name="P62">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would have to be stored eventually but <text:span text:style-name="T199">not before write was persistent. Recovery would have to involve doing a so called </text:span><text:span text:style-name="T167">roll forward</text:span><text:span text:style-name="T173">, scanning the log from last known end forward, looking for intents and verifying checksums. File write intent would have to </text:span><text:span text:style-name="T174">be incorporated into earlier inode during recovery. </text:span><text:span text:style-name="T175">Complexity is added to recovery code but performance </text:span><text:span text:style-name="T189">and utilisation </text:span><text:span text:style-name="T176">gain </text:span><text:span text:style-name="T175">may well be worth it. </text:span></text:p>
      <text:p text:style-name="P64">Robustness can also be achieved in the sense that operations can become persistent as soon as they hit the disk which could be requested from anything between 5 seconds later to right away. First sector does not need to be updated for following changes to be persisted, <text:span text:style-name="T212">intents and </text:span>rolling forward ensure that. </text:p>
      <text:p text:style-name="P64"/>
      <text:p text:style-name="P65">Following code would be safe on atomic ordered filesystem <text:span text:style-name="T223">(but not in general)</text:span>: </text:p>
      <text:p text:style-name="P75">int fd = creat("file.new", S_IRUSR|S_IWUSR); </text:p>
      <text:p text:style-name="P75">write(fd, buf, <text:span text:style-name="T221">len</text:span>); </text:p>
      <text:p text:style-name="P75">close(fd); </text:p>
      <text:p text:style-name="P76">rename("file.new", "file"); </text:p>
      <text:p text:style-name="P64"/>
      <text:p text:style-name="P64"/>
      <text:h text:style-name="Heading_20_3" text:outline-level="3">Encrypting disk blocks is not useful. </text:h>
      <text:p text:style-name="P71"><text:span text:style-name="T138">Encryption became a common feature that is not used only by geeks and criminals anymore. While in the past user would use some custom program to </text:span><text:span text:style-name="T141">password-protect</text:span><text:span text:style-name="T138"> archives and store them away </text:span><text:span text:style-name="T142">with other files</text:span><text:span text:style-name="T138">, today operating systems are expected to offer encryption out of the box. </text:span><text:span text:style-name="T139">In particular, systems are often installed on encrypted partitions and are supposed to boot of</text:span><text:span text:style-name="T143">f</text:span><text:span text:style-name="T139"> them. </text:span><text:span text:style-name="T140">The problem is that initial code must be loaded before any decryption can be done. Some files need to be available in the clear before rest of them can be decrypted and booting sequence can proceed. </text:span></text:p>
      <text:p text:style-name="P11"/>
      <text:p text:style-name="P19">Linux uses a separate unencrypted /boot partition to start a booting process. Then a screen pops up asking the user to provide a password which decrypts a LUKS partition. <text:span text:style-name="T213">There is a reason why one partition cannot be enough to boot a system. Block devices, or partitions to be specific, are always encrypted block-wise. There is no facility to keep selected blocks in the clear. Filesystems are mounted on arbitrary block devices and are unaware of how and even whether underlying blocks are being encrypted. </text:span></text:p>
      <text:p text:style-name="P20">Only solution to booting from a <text:span text:style-name="T214">(</text:span>partially<text:span text:style-name="T214">)</text:span> encrypted filesystem seems to be encrypting filesystem itself and not the block storage device <text:span text:style-name="T222">underneath</text:span>. </text:p>
      <text:p text:style-name="P19"/>
      <text:p text:style-name="P21">Consider a filesystem where encryption is applied to data structures <text:span text:style-name="T219">like inodes and not raw blocks</text:span>. <text:span text:style-name="T215">Each data structure is encrypted individually and initially free space is filled </text:span><text:soft-page-break/><text:span text:style-name="T215">with random bytes. Header is stored at a known location and keeps two addresses: one pointing to unencrypted data structure and one pointing to encrypted data structure. Following one address would allow discovery of all files stored in the clear, while second address would be useful only after password was provided. </text:span></text:p>
      <text:p text:style-name="P22">Encrypted structures would be indistinguishable from free space so there is no way to tell how much data is stored aside of files <text:span text:style-name="T216">stored </text:span>in the clear. <text:span text:style-name="T217">When (encrypted) blocks are freed they just become part of the garbage in the background. Freeing blocks from files stored in the clear should be followed by overwrite with random garbage, although it does not need to happen right away. Biggest disadvantage is that entire block device should to be filled with random bytes before it can be used, although that also can be postponed. Filesystem creation would then happen instantaneously but several hours would pass before entire device is filled and full security is guaranteed. Until then an examination would allow to determine that a progressively shrinking fraction of blocks are not in use. Content would not be revealed, only an upper bound on usage quota, and only for first few hours of operation. </text:span></text:p>
      <text:p text:style-name="P23">Writing files in the clear before <text:span text:style-name="T220">unlocking</text:span> would be impossible since without password there is no way to distinguish free space to allocate from, unless space was reserved in advance. <text:span text:style-name="T218">Then files like boot logs could be stored in the clear even before unlocking. </text:span></text:p>
      <text:p text:style-name="P23"/>
      <text:p text:style-name="P24">Following diagram shows an example of data structures on disk (clouds mean extents are encrypted, locations on disk are not represented): </text:p>
      <text:p text:style-name="P12"><draw:frame draw:style-name="fr3" draw:name="Obraz1" text:anchor-type="paragraph" svg:width="16.431cm" svg:height="7.361cm" draw:z-index="5"><draw:image xlink:href="../plain.png" xlink:type="simple" xlink:show="embed" xlink:actuate="onLoad"/></draw:frame></text:p>
      <text:p text:style-name="P12"/>
      <text:h text:style-name="Heading_20_3" text:outline-level="3">Blocks can store less than extents. </text:h>
      <text:p text:style-name="P42"><text:span text:style-name="T144">Earlier </text:span><text:span text:style-name="T149">chapters discussed the issue of storing </text:span><text:span text:style-name="T144">data structures like dictionaries and inodes in single extents. </text:span><text:span text:style-name="T149">While previous chapters were considering performance of disk devices this chapter is focused on compactness. Less bits are needed to store data in extent form than when individual blocks are used. Tho performance increase may </text:span><text:span text:style-name="T153">not be </text:span><text:span text:style-name="T154">noticeable</text:span><text:span text:style-name="T149">, space utilisation </text:span><text:span text:style-name="T152">may</text:span><text:span text:style-name="T149"> increase </text:span><text:span text:style-name="T152">significantly </text:span><text:span text:style-name="T149">letting the user store more files and whatever else. </text:span></text:p>
      <text:p text:style-name="P41"><text:span text:style-name="T145">The main reason </text:span><text:span text:style-name="T150">why extents are more efficient </text:span><text:span text:style-name="T145">is that blocks impose rigid boundaries between data items stored inside. </text:span><text:span text:style-name="T146">Items of variable size cannot be compactly laid out next to one another because </text:span><text:span text:style-name="T147">boundaries between sets of items </text:span><text:span text:style-name="T150">often </text:span><text:span text:style-name="T147">not align with </text:span><text:soft-page-break/><text:span text:style-name="T150">boundaries </text:span><text:span text:style-name="T155">between </text:span><text:span text:style-name="T147">blocks. When we divide data into blocks we usually do that to make further operations read </text:span><text:span text:style-name="T150">or</text:span><text:span text:style-name="T147"> write </text:span><text:span text:style-name="T150">as few </text:span><text:span text:style-name="T147">blocks</text:span><text:span text:style-name="T150"> as possible</text:span><text:span text:style-name="T147">, </text:span><text:span text:style-name="T148">so dividing items between blocks should not take place. </text:span></text:p>
      <text:p text:style-name="P26"/>
      <text:p text:style-name="P43"><text:span text:style-name="T4">For example, directory entries used to be stored in data blocks like on a diagram below. File names </text:span><text:span text:style-name="T151">are much shorte</text:span><text:span text:style-name="T156">r</text:span><text:span text:style-name="T151"> than a single block so they </text:span><text:span text:style-name="T4">are </text:span><text:span text:style-name="T151">being </text:span><text:span text:style-name="T4">grouped </text:span><text:span text:style-name="T151">to occupy as much space in a block as possible. However </text:span><text:span text:style-name="T4">since file names are variable length, each block has some unpredictable </text:span><text:span text:style-name="T151">amount of </text:span><text:span text:style-name="T4">space </text:span><text:span text:style-name="T151">left </text:span><text:span text:style-name="T4">unused. </text:span></text:p>
      <text:p text:style-name="P25"><draw:frame draw:style-name="fr2" draw:name="Obraz3" text:anchor-type="paragraph" svg:width="12.51cm" svg:height="5.039cm" draw:z-index="6"><draw:image xlink:href="../dirblocks.png" xlink:type="simple" xlink:show="embed" xlink:actuate="onLoad"/></draw:frame></text:p>
      <text:p text:style-name="P27">No doubt this approach was beneficial when memory was heavily constrained. Listing and querying entries require<text:span text:style-name="T224">s</text:span> <text:span text:style-name="T224">processing </text:span>only one block at a time. Removing or changing an entry require<text:span text:style-name="T224">s</text:span> writing only one block on disk. <text:span text:style-name="T225">New entries can be added to an existing block in place of already removed entries, or can allocate a new block. All of these operations can be carried out with only one block in memory at a time, although keeping them in the buffer cache would also be beneficial. </text:span></text:p>
      <text:p text:style-name="P28">Consider using an extent instead. Items can be laid out next to each other with not even a byte wasted. <text:span text:style-name="T226">At most extent could be aligned to block boundaries wasting only some fragment of the last block, often called a </text:span><text:span text:style-name="T169">tail</text:span><text:span text:style-name="T185">. However if filesystem would allow extents to start and end at byte-aligned addresses then literally no byte would go to waste. </text:span><text:span text:style-name="T186">This is the case with Btrfs filesystem. </text:span></text:p>
      <text:p text:style-name="P66"><draw:frame draw:style-name="fr2" draw:name="Obraz5" text:anchor-type="paragraph" svg:width="10.77cm" svg:height="3.08cm" draw:z-index="7"><draw:image xlink:href="../dirextent.png" xlink:type="simple" xlink:show="embed" xlink:actuate="onLoad"/></draw:frame></text:p>
      <text:p text:style-name="P66">Another example, <text:span text:style-name="T227">dictionary that maps integers into some values can also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67">Let us consider how a dictionary could be serialized into a blob. Keys can be arbitrarily reordered within the blob because deserialization <text:span text:style-name="T228">process does not care. Let us sort keys in increasing order. Instead of the keys themselves only their pairwise differences are needed. Differences are smaller than entire keys, on average and however else we choose to look at them. Small numbers can be encoded more efficiently using varint encoding which is explained right below. Values may be stored after each corresponding </text:span><text:soft-page-break/><text:span text:style-name="T228">key and be also encoded. </text:span></text:p>
      <text:p text:style-name="P67"/>
      <text:p text:style-name="P68">Normally a 64 bit number occupies exactly that much space, 8 bytes. Varint encoding divides a number into 7 bit chunks starting from least significant bits. 8th bit is used to signal whether <text:span text:style-name="T229">more chunks follow</text:span>. For example, number<text:span text:style-name="T229">s</text:span> 200 <text:span text:style-name="T229">and 100'000 are encoded as below. Each byte is separated with a space and bits are concatenated with a pipe. Chunks are shown in binary system. </text:span></text:p>
      <text:p text:style-name="P69"><draw:frame draw:style-name="fr2" draw:name="Obraz6" text:anchor-type="paragraph" svg:width="14.041cm" svg:height="4.521cm" draw:z-index="8"><draw:image xlink:href="../varint.png" xlink:type="simple" xlink:show="embed" xlink:actuate="onLoad"/></draw:frame>Varint encoding was developed by Google and used in their serialization framework Protocol Buffers. <text:span text:style-name="T230">See their </text:span><text:a xlink:type="simple" xlink:href="https://developers.google.com/protocol-buffers/docs/encoding"><text:span text:style-name="T230">website</text:span></text:a><text:span text:style-name="T230"> for a communicable explanation. </text:span></text:p>
      <text:p text:style-name="P68"/>
      <text:p text:style-name="P68"/>
      <text:p text:style-name="P77"/>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74">McKusi84: Marshall Kirk Mckusick, William N. Joy, Samuel J. Leffler, Robert S. Fabry, A Fast File System for UNIX, 1984</text:p>
          <text:p text:style-name="P74">Twee00: Steven Tweedie, EXT3, Journaling Filesystem, 2000, http://olstrans.sourceforge.net/release/OLS2000-ext3/OLS2000-ext3.html</text:p>
          <text:p text:style-name="P74">OSTEP: Remzi H. Arpaci-Dusseau, Andrea C. Arpaci-Dusseau, Operating Systems: Three Easy Pieces, </text:p>
          <text:p text:style-name="P74">Rodeh12: Ohad Rodeh, BTRFS: The Linux B-tree Filesystem, 2012</text:p>
          <text:p text:style-name="P74">ZFS: Jeff Bonwick, Bill Moore, ZFS: The Last Word in File Systems, , </text:p>
          <text:p text:style-name="P74">Agraw07: Nitin Agrawal, William J. Bolosky, John R. Douceur, Jacob R. Lorch, A Five-Year Study of File-System Metadata, 2007</text:p>
          <text:p text:style-name="P74">Pillai13: Thanumalayan Sankaranarayana Pillai, et al, Towards Efficient, Portable Application-Level Consistency, 2013</text:p>
        </text:index-body>
      </text:bibliography>
      <text:p text:style-name="Text_20_body"/>
      <text:p text:style-name="P58">Please know that all cited documents are saved in project's repository and you do not have to search the web to read them. This includes cited web pag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51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20T08:59:52.890704423">2015-09-20</text:date></text:span><text:span text:style-name="MT1"><text:tab/>Page </text:span><text:span text:style-name="MT1"><text:page-number text:select-page="current">11</text:page-number></text:span><text:span text:style-name="MT1"> of </text:span><text:span text:style-name="MT1"><text:page-count>11</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2DT2H36M58S</meta:editing-duration>
    <meta:editing-cycles>606</meta:editing-cycles>
    <meta:generator>LibreOffice/4.2.8.2$Linux_X86_64 LibreOffice_project/420m0$Build-2</meta:generator>
    <dc:date>2015-09-20T08:59:52.708574058</dc:date>
    <meta:document-statistic meta:table-count="0" meta:image-count="6" meta:object-count="3" meta:page-count="11" meta:paragraph-count="93" meta:word-count="4253" meta:character-count="26081" meta:non-whitespace-character-count="21841"/>
  </office:meta>
</office:document-meta>
</file>

<file path=Object 1/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3/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